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99" draw:textarea-horizontal-align="justify" draw:textarea-vertical-align="middle" draw:auto-grow-height="false" fo:min-height="0.553cm" fo:min-width="0.359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0.552cm" fo:min-width="0.359cm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0.552cm" fo:min-width="0.35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" svg:stroke-width="0.1cm" svg:stroke-color="#009933" draw:marker-start-width="0.5cm" draw:marker-end-width="0.5cm" draw:fill="none" draw:textarea-horizontal-align="justify" draw:textarea-vertical-align="middle" draw:auto-grow-height="false" fo:min-height="14.85cm" fo:min-width="1.7cm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cm" svg:stroke-color="#990000" draw:marker-start-width="0.5cm" draw:marker-end-width="0.5cm" draw:fill="none" draw:textarea-horizontal-align="justify" draw:textarea-vertical-align="middle" draw:auto-grow-height="false" fo:min-height="14.85cm" fo:min-width="1.7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99cc99"/>
      <style:paragraph-properties fo:text-align="center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0" draw:id="id30" draw:layer="layout" svg:width="1.215cm" svg:height="1.135cm" svg:x="2.785cm" svg:y="3.6cm">
          <text:p text:style-name="P1">L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1.215cm" svg:height="1.134cm" svg:x="2.785cm" svg:y="4.966cm">
          <text:p text:style-name="P1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1.215cm" svg:height="1.134cm" svg:x="2.785cm" svg:y="6.466cm">
          <text:p text:style-name="P1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1.215cm" svg:height="1.134cm" svg:x="2.8cm" svg:y="7.966cm">
          <text:p text:style-name="P1">L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6" draw:id="id36" draw:layer="layout" svg:width="1.215cm" svg:height="1.134cm" svg:x="2.785cm" svg:y="9.466cm">
          <text:p text:style-name="P1">L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.215cm" svg:height="1.135cm" svg:x="2.8cm" svg:y="10.9cm">
          <text:p text:style-name="P1">L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1.215cm" svg:height="1.134cm" svg:x="2.8cm" svg:y="12.266cm">
          <text:p text:style-name="P1">L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1.215cm" svg:height="1.134cm" svg:x="2.8cm" svg:y="13.766cm">
          <text:p text:style-name="P1">L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1.215cm" svg:height="1.134cm" svg:x="2.815cm" svg:y="15.266cm">
          <text:p text:style-name="P1">L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2" draw:id="id42" draw:layer="layout" svg:width="1.215cm" svg:height="1.134cm" svg:x="2.8cm" svg:y="16.766cm">
          <text:p text:style-name="P1">L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1.215cm" svg:height="1.134cm" svg:x="17.3cm" svg:y="7.266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.215cm" svg:height="1.134cm" svg:x="17.3cm" svg:y="9.9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1.215cm" svg:height="1.134cm" svg:x="17.3cm" svg:y="12.766cm">
          <text:p text:style-name="P1">T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1.215cm" svg:height="1.134cm" svg:x="17.2cm" svg:y="15.666cm">
          <text:p text:style-name="P1">T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215cm" svg:height="1.134cm" svg:x="17.285cm" svg:y="4.266cm">
          <text:p text:style-name="P1">T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3.57cm" svg:y1="4.168cm" svg:x2="17.285cm" svg:y2="4.833cm" draw:start-shape="id1" draw:start-glue-point="10" draw:end-shape="id2" draw:end-glue-point="6" svg:d="M13570 4168l3715 665" svg:viewBox="0 0 3716 666">
          <text:p/>
        </draw:connector>
        <draw:connector draw:style-name="gr4" draw:text-style-name="P4" draw:layer="layout" draw:type="line" svg:x1="13.57cm" svg:y1="5.533cm" svg:x2="17.285cm" svg:y2="4.833cm" draw:start-shape="id3" draw:start-glue-point="10" draw:end-shape="id2" draw:end-glue-point="6" svg:d="M13570 5533l3715-700" svg:viewBox="0 0 3716 701">
          <text:p/>
        </draw:connector>
        <draw:connector draw:style-name="gr4" draw:text-style-name="P4" draw:layer="layout" draw:type="line" svg:x1="13.57cm" svg:y1="7.033cm" svg:x2="17.3cm" svg:y2="7.833cm" draw:start-shape="id4" draw:start-glue-point="10" draw:end-shape="id5" draw:end-glue-point="6" svg:d="M13570 7033l3730 800" svg:viewBox="0 0 3731 801">
          <text:p/>
        </draw:connector>
        <draw:connector draw:style-name="gr4" draw:text-style-name="P4" draw:layer="layout" draw:type="line" svg:x1="13.585cm" svg:y1="8.533cm" svg:x2="17.3cm" svg:y2="7.833cm" draw:start-shape="id6" draw:start-glue-point="10" draw:end-shape="id5" draw:end-glue-point="6" svg:d="M13585 8533l3715-700" svg:viewBox="0 0 3716 701">
          <text:p/>
        </draw:connector>
        <draw:connector draw:style-name="gr4" draw:text-style-name="P4" draw:layer="layout" draw:type="line" svg:x1="13.57cm" svg:y1="10.033cm" svg:x2="17.3cm" svg:y2="10.467cm" draw:start-shape="id7" draw:start-glue-point="10" draw:end-shape="id8" draw:end-glue-point="6" svg:d="M13570 10033l3730 434" svg:viewBox="0 0 3731 435">
          <text:p/>
        </draw:connector>
        <draw:connector draw:style-name="gr4" draw:text-style-name="P4" draw:layer="layout" draw:type="line" svg:x1="13.585cm" svg:y1="11.468cm" svg:x2="17.3cm" svg:y2="10.467cm" draw:start-shape="id9" draw:start-glue-point="10" draw:end-shape="id8" draw:end-glue-point="6" svg:d="M13585 11468l3715-1001" svg:viewBox="0 0 3716 1002">
          <text:p/>
        </draw:connector>
        <draw:connector draw:style-name="gr4" draw:text-style-name="P4" draw:layer="layout" draw:type="line" svg:x1="13.585cm" svg:y1="12.833cm" svg:x2="17.3cm" svg:y2="13.333cm" draw:start-shape="id10" draw:start-glue-point="10" draw:end-shape="id11" draw:end-glue-point="6" svg:d="M13585 12833l3715 500" svg:viewBox="0 0 3716 501">
          <text:p/>
        </draw:connector>
        <draw:connector draw:style-name="gr4" draw:text-style-name="P4" draw:layer="layout" draw:type="line" svg:x1="13.585cm" svg:y1="14.333cm" svg:x2="17.3cm" svg:y2="13.333cm" draw:start-shape="id12" draw:start-glue-point="10" draw:end-shape="id11" draw:end-glue-point="6" svg:d="M13585 14333l3715-1000" svg:viewBox="0 0 3716 1001">
          <text:p/>
        </draw:connector>
        <draw:connector draw:style-name="gr4" draw:text-style-name="P4" draw:layer="layout" draw:type="line" svg:x1="13.6cm" svg:y1="15.833cm" svg:x2="17.478cm" svg:y2="13.734cm" draw:start-shape="id13" draw:start-glue-point="10" draw:end-shape="id11" draw:end-glue-point="7" svg:d="M13600 15833l3878-2099" svg:viewBox="0 0 3879 2100">
          <text:p/>
        </draw:connector>
        <draw:connector draw:style-name="gr4" draw:text-style-name="P4" draw:layer="layout" draw:type="line" svg:x1="13.585cm" svg:y1="17.333cm" svg:x2="17.2cm" svg:y2="16.233cm" draw:start-shape="id14" draw:start-glue-point="10" draw:end-shape="id15" svg:d="M13585 17333l3615-1100" svg:viewBox="0 0 3616 1101">
          <text:p/>
        </draw:connector>
        <draw:custom-shape draw:style-name="gr5" draw:text-style-name="P4" draw:layer="layout" svg:width="2.3cm" svg:height="15.2cm" svg:x="2.3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cm" svg:height="15.2cm" svg:x="16.6cm" svg:y="3.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932cm" svg:height="0.962cm" svg:x="1.9cm" svg:y="2.2cm">
          <draw:text-box>
            <text:p>Genome</text:p>
          </draw:text-box>
        </draw:frame>
        <draw:frame draw:style-name="gr8" draw:text-style-name="P5" draw:layer="layout" svg:width="2.064cm" svg:height="1.062cm" svg:x="16.8cm" svg:y="2.438cm">
          <draw:text-box>
            <text:p>Traits</text:p>
          </draw:text-box>
        </draw:frame>
        <draw:custom-shape draw:style-name="gr1" draw:text-style-name="P2" xml:id="id18" draw:id="id18" draw:layer="layout" svg:width="1.215cm" svg:height="1.135cm" svg:x="7.4cm" svg:y="3.6cm">
          <text:p text:style-name="P1">H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1.215cm" svg:height="1.134cm" svg:x="7.4cm" svg:y="4.966cm">
          <text:p text:style-name="P1">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1.215cm" svg:height="1.134cm" svg:x="7.4cm" svg:y="6.466cm">
          <text:p text:style-name="P1">H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1.215cm" svg:height="1.134cm" svg:x="7.415cm" svg:y="7.966cm">
          <text:p text:style-name="P1">H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4" draw:id="id24" draw:layer="layout" svg:width="1.215cm" svg:height="1.134cm" svg:x="7.4cm" svg:y="9.466cm">
          <text:p text:style-name="P1">H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1.215cm" svg:height="1.135cm" svg:x="7.415cm" svg:y="10.9cm">
          <text:p text:style-name="P1">H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1.215cm" svg:height="1.134cm" svg:x="7.415cm" svg:y="12.266cm">
          <text:p text:style-name="P1">H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1.215cm" svg:height="1.134cm" svg:x="7.415cm" svg:y="13.766cm">
          <text:p text:style-name="P1">H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1.215cm" svg:height="1.134cm" svg:x="7.43cm" svg:y="15.266cm">
          <text:p text:style-name="P1">H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9" draw:id="id29" draw:layer="layout" svg:width="1.215cm" svg:height="1.134cm" svg:x="7.415cm" svg:y="16.766cm">
          <text:p text:style-name="P1">H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15cm" svg:height="1.135cm" svg:x="12.355cm" svg:y="3.6cm">
          <text:p text:style-name="P1">H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215cm" svg:height="1.134cm" svg:x="12.355cm" svg:y="4.966cm">
          <text:p text:style-name="P1">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215cm" svg:height="1.134cm" svg:x="12.355cm" svg:y="6.466cm">
          <text:p text:style-name="P1">H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215cm" svg:height="1.134cm" svg:x="12.37cm" svg:y="7.966cm">
          <text:p text:style-name="P1">H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7" draw:id="id7" draw:layer="layout" svg:width="1.215cm" svg:height="1.134cm" svg:x="12.355cm" svg:y="9.466cm">
          <text:p text:style-name="P1">H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15cm" svg:height="1.135cm" svg:x="12.37cm" svg:y="10.9cm">
          <text:p text:style-name="P1">H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215cm" svg:height="1.134cm" svg:x="12.37cm" svg:y="12.266cm">
          <text:p text:style-name="P1">H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215cm" svg:height="1.134cm" svg:x="12.37cm" svg:y="13.766cm">
          <text:p text:style-name="P1">H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215cm" svg:height="1.134cm" svg:x="12.385cm" svg:y="15.266cm">
          <text:p text:style-name="P1">H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4" draw:id="id14" draw:layer="layout" svg:width="1.215cm" svg:height="1.134cm" svg:x="12.37cm" svg:y="16.766cm">
          <text:p text:style-name="P1">H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3.57cm" svg:y1="4.203cm" svg:x2="17.3cm" svg:y2="7.833cm" draw:end-shape="id5" draw:end-glue-point="6" svg:d="M13570 4203l3730 3630" svg:viewBox="0 0 3731 3631">
          <text:p/>
        </draw:connector>
        <draw:connector draw:style-name="gr4" draw:text-style-name="P4" draw:layer="layout" draw:type="line" svg:x1="13.57cm" svg:y1="4.203cm" svg:x2="17.478cm" svg:y2="10.066cm" draw:end-shape="id8" draw:end-glue-point="5" svg:d="M13570 4203l3908 5863" svg:viewBox="0 0 3909 5864">
          <text:p/>
        </draw:connector>
        <draw:connector draw:style-name="gr4" draw:text-style-name="P4" draw:layer="layout" draw:type="line" svg:x1="13.57cm" svg:y1="4.203cm" svg:x2="17.478cm" svg:y2="12.932cm" draw:end-shape="id11" draw:end-glue-point="5" svg:d="M13570 4203l3908 8729" svg:viewBox="0 0 3909 8730">
          <text:p/>
        </draw:connector>
        <draw:connector draw:style-name="gr4" draw:text-style-name="P4" draw:layer="layout" draw:type="line" svg:x1="13.57cm" svg:y1="4.203cm" svg:x2="17.378cm" svg:y2="15.832cm" draw:end-shape="id15" draw:end-glue-point="5" svg:d="M13570 4203l3808 11629" svg:viewBox="0 0 3809 11630">
          <text:p/>
        </draw:connector>
        <draw:connector draw:style-name="gr4" draw:text-style-name="P4" draw:layer="layout" draw:type="line" svg:x1="13.57cm" svg:y1="5.501cm" svg:x2="17.3cm" svg:y2="7.833cm" draw:end-shape="id5" draw:end-glue-point="6" svg:d="M13570 5501l3730 2332" svg:viewBox="0 0 3731 2333">
          <text:p/>
        </draw:connector>
        <draw:connector draw:style-name="gr4" draw:text-style-name="P4" draw:layer="layout" draw:type="line" svg:x1="13.57cm" svg:y1="5.501cm" svg:x2="17.478cm" svg:y2="10.066cm" draw:end-shape="id8" draw:end-glue-point="5" svg:d="M13570 5501l3908 4565" svg:viewBox="0 0 3909 4566">
          <text:p/>
        </draw:connector>
        <draw:connector draw:style-name="gr4" draw:text-style-name="P4" draw:layer="layout" draw:type="line" svg:x1="13.57cm" svg:y1="5.501cm" svg:x2="17.478cm" svg:y2="12.932cm" draw:end-shape="id11" draw:end-glue-point="5" svg:d="M13570 5501l3908 7431" svg:viewBox="0 0 3909 7432">
          <text:p/>
        </draw:connector>
        <draw:connector draw:style-name="gr4" draw:text-style-name="P4" draw:layer="layout" draw:type="line" svg:x1="13.57cm" svg:y1="5.501cm" svg:x2="17.378cm" svg:y2="15.832cm" draw:end-shape="id15" draw:end-glue-point="5" svg:d="M13570 5501l3808 10331" svg:viewBox="0 0 3809 10332">
          <text:p/>
        </draw:connector>
        <draw:connector draw:style-name="gr4" draw:text-style-name="P4" draw:layer="layout" draw:type="line" svg:x1="13.57cm" svg:y1="7.059cm" svg:x2="17.285cm" svg:y2="4.833cm" draw:end-shape="id2" draw:end-glue-point="6" svg:d="M13570 7059l3715-2226" svg:viewBox="0 0 3716 2227">
          <text:p/>
        </draw:connector>
        <draw:connector draw:style-name="gr4" draw:text-style-name="P4" draw:layer="layout" draw:type="line" svg:x1="13.57cm" svg:y1="7.06cm" svg:x2="17.3cm" svg:y2="10.467cm" draw:end-shape="id8" draw:end-glue-point="6" svg:d="M13570 7060l3730 3407" svg:viewBox="0 0 3731 3408">
          <text:p/>
        </draw:connector>
        <draw:connector draw:style-name="gr4" draw:text-style-name="P4" draw:layer="layout" draw:type="line" svg:x1="13.57cm" svg:y1="7.06cm" svg:x2="17.3cm" svg:y2="13.333cm" draw:end-shape="id11" draw:end-glue-point="6" svg:d="M13570 7060l3730 6273" svg:viewBox="0 0 3731 6274">
          <text:p/>
        </draw:connector>
        <draw:connector draw:style-name="gr4" draw:text-style-name="P4" draw:layer="layout" draw:type="line" svg:x1="13.57cm" svg:y1="7.06cm" svg:x2="17.378cm" svg:y2="15.832cm" draw:end-shape="id15" draw:end-glue-point="5" svg:d="M13570 7060l3808 8772" svg:viewBox="0 0 3809 8773">
          <text:p/>
        </draw:connector>
        <draw:connector draw:style-name="gr4" draw:text-style-name="P4" xml:id="id16" draw:id="id16" draw:layer="layout" draw:type="line" svg:x1="13.57cm" svg:y1="7.06cm" svg:x2="17.378cm" svg:y2="15.832cm" svg:d="M13570 7060l3808 8772" svg:viewBox="0 0 3809 8773">
          <text:p/>
        </draw:connector>
        <draw:connector draw:style-name="gr4" draw:text-style-name="P4" draw:layer="layout" draw:type="line" svg:x1="13.585cm" svg:y1="8.501cm" svg:x2="17.463cm" svg:y2="5.234cm" draw:end-shape="id2" draw:end-glue-point="7" svg:d="M13585 8501l3878-3267" svg:viewBox="0 0 3879 3268">
          <text:p/>
        </draw:connector>
        <draw:connector draw:style-name="gr4" draw:text-style-name="P4" draw:layer="layout" draw:type="line" svg:x1="13.585cm" svg:y1="8.502cm" svg:x2="17.2cm" svg:y2="16.233cm" draw:end-shape="id15" draw:end-glue-point="6" svg:d="M13585 8502l3615 7731" svg:viewBox="0 0 3616 7732">
          <text:p/>
        </draw:connector>
        <draw:connector draw:style-name="gr4" draw:text-style-name="P4" draw:layer="layout" draw:type="line" svg:x1="13.585cm" svg:y1="8.502cm" svg:x2="17.478cm" svg:y2="12.932cm" draw:end-shape="id11" draw:end-glue-point="5" svg:d="M13585 8502l3893 4430" svg:viewBox="0 0 3894 4431">
          <text:p/>
        </draw:connector>
        <draw:connector draw:style-name="gr4" draw:text-style-name="P4" draw:layer="layout" draw:type="line" svg:x1="13.585cm" svg:y1="8.502cm" svg:x2="17.2cm" svg:y2="16.233cm" draw:end-shape="id15" draw:end-glue-point="6" svg:d="M13585 8502l3615 7731" svg:viewBox="0 0 3616 7732">
          <text:p/>
        </draw:connector>
        <draw:connector draw:style-name="gr4" draw:text-style-name="P4" xml:id="id17" draw:id="id17" draw:layer="layout" draw:type="line" svg:x1="13.57cm" svg:y1="10.081cm" svg:x2="17.3cm" svg:y2="10.515cm" svg:d="M13570 10081l3730 434" svg:viewBox="0 0 3731 435">
          <text:p/>
        </draw:connector>
        <draw:connector draw:style-name="gr4" draw:text-style-name="P4" draw:layer="layout" draw:type="line" svg:x1="13.57cm" svg:y1="10.129cm" svg:x2="17.893cm" svg:y2="5.4cm" draw:end-shape="id2" draw:end-glue-point="8" svg:d="M13570 10129l4323-4729" svg:viewBox="0 0 4324 4730">
          <text:p/>
        </draw:connector>
        <draw:connector draw:style-name="gr4" draw:text-style-name="P4" draw:layer="layout" draw:type="line" svg:x1="13.57cm" svg:y1="10.13cm" svg:x2="17.478cm" svg:y2="8.234cm" draw:end-shape="id5" draw:end-glue-point="7" svg:d="M13570 10130l3908-1896" svg:viewBox="0 0 3909 1897">
          <text:p/>
        </draw:connector>
        <draw:connector draw:style-name="gr4" draw:text-style-name="P4" draw:layer="layout" draw:type="line" svg:x1="13.57cm" svg:y1="10.131cm" svg:x2="17.478cm" svg:y2="12.932cm" draw:end-shape="id11" draw:end-glue-point="5" svg:d="M13570 10131l3908 2801" svg:viewBox="0 0 3909 2802">
          <text:p/>
        </draw:connector>
        <draw:connector draw:style-name="gr4" draw:text-style-name="P4" draw:layer="layout" draw:type="line" svg:x1="13.57cm" svg:y1="10.131cm" svg:x2="17.808cm" svg:y2="15.666cm" draw:end-shape="id15" draw:end-glue-point="4" svg:d="M13570 10131l4238 5535" svg:viewBox="0 0 4239 5536">
          <text:p/>
        </draw:connector>
        <draw:connector draw:style-name="gr4" draw:text-style-name="P4" draw:layer="layout" draw:type="line" svg:x1="13.585cm" svg:y1="11.455cm" svg:x2="17.463cm" svg:y2="5.234cm" draw:end-shape="id2" draw:end-glue-point="7" svg:d="M13585 11455l3878-6221" svg:viewBox="0 0 3879 6222">
          <text:p/>
        </draw:connector>
        <draw:connector draw:style-name="gr4" draw:text-style-name="P4" draw:layer="layout" draw:type="line" svg:x1="13.585cm" svg:y1="11.456cm" svg:x2="17.908cm" svg:y2="8.4cm" draw:end-shape="id5" draw:end-glue-point="8" svg:d="M13585 11456l4323-3056" svg:viewBox="0 0 4324 3057">
          <text:p/>
        </draw:connector>
        <draw:connector draw:style-name="gr4" draw:text-style-name="P4" draw:layer="layout" draw:type="line" svg:x1="13.585cm" svg:y1="11.457cm" svg:x2="17.478cm" svg:y2="10.868cm" draw:end-shape="id8" draw:end-glue-point="7" svg:d="M13585 11457l3893-589" svg:viewBox="0 0 3894 590">
          <text:p/>
        </draw:connector>
        <draw:connector draw:style-name="gr4" draw:text-style-name="P4" draw:layer="layout" draw:type="line" svg:x1="13.585cm" svg:y1="11.418cm" svg:x2="17.478cm" svg:y2="13.734cm" draw:end-shape="id11" draw:end-glue-point="7" svg:d="M13585 11418l3893 2316" svg:viewBox="0 0 3894 2317">
          <text:p/>
        </draw:connector>
        <draw:connector draw:style-name="gr4" draw:text-style-name="P4" draw:layer="layout" draw:type="line" svg:x1="13.585cm" svg:y1="11.418cm" svg:x2="17.378cm" svg:y2="15.832cm" draw:end-shape="id16" draw:end-glue-point="3" svg:d="M13585 11418l3793 4414" svg:viewBox="0 0 3794 4415">
          <text:p/>
        </draw:connector>
        <draw:connector draw:style-name="gr4" draw:text-style-name="P4" draw:layer="layout" draw:type="line" svg:x1="13.585cm" svg:y1="14.32cm" svg:x2="17.463cm" svg:y2="5.234cm" draw:end-shape="id2" draw:end-glue-point="7" svg:d="M13585 14320l3878-9086" svg:viewBox="0 0 3879 9087">
          <text:p/>
        </draw:connector>
        <draw:connector draw:style-name="gr4" draw:text-style-name="P4" draw:layer="layout" draw:type="line" svg:x1="13.585cm" svg:y1="14.321cm" svg:x2="17.478cm" svg:y2="8.234cm" draw:end-shape="id5" draw:end-glue-point="7" svg:d="M13585 14321l3893-6087" svg:viewBox="0 0 3894 6088">
          <text:p/>
        </draw:connector>
        <draw:connector draw:style-name="gr4" draw:text-style-name="P4" draw:layer="layout" draw:type="line" svg:x1="13.585cm" svg:y1="14.322cm" svg:x2="17.478cm" svg:y2="10.868cm" draw:end-shape="id8" draw:end-glue-point="7" svg:d="M13585 14322l3893-3454" svg:viewBox="0 0 3894 3455">
          <text:p/>
        </draw:connector>
        <draw:connector draw:style-name="gr4" draw:text-style-name="P4" draw:layer="layout" draw:type="line" svg:x1="13.585cm" svg:y1="14.323cm" svg:x2="17.478cm" svg:y2="13.734cm" draw:end-shape="id11" draw:end-glue-point="7" svg:d="M13585 14323l3893-589" svg:viewBox="0 0 3894 590">
          <text:p/>
        </draw:connector>
        <draw:connector draw:style-name="gr4" draw:text-style-name="P4" draw:layer="layout" draw:type="line" svg:x1="13.585cm" svg:y1="14.284cm" svg:x2="17.2cm" svg:y2="16.233cm" draw:end-shape="id15" draw:end-glue-point="6" svg:d="M13585 14284l3615 1949" svg:viewBox="0 0 3616 1950">
          <text:p/>
        </draw:connector>
        <draw:connector draw:style-name="gr4" draw:text-style-name="P4" draw:layer="layout" draw:type="line" svg:x1="13.585cm" svg:y1="12.877cm" svg:x2="17.893cm" svg:y2="5.4cm" draw:end-shape="id2" draw:end-glue-point="8" svg:d="M13585 12877l4308-7477" svg:viewBox="0 0 4309 7478">
          <text:p/>
        </draw:connector>
        <draw:connector draw:style-name="gr4" draw:text-style-name="P4" draw:layer="layout" draw:type="line" svg:x1="13.585cm" svg:y1="12.878cm" svg:x2="17.3cm" svg:y2="7.833cm" draw:end-shape="id5" draw:end-glue-point="6" svg:d="M13585 12878l3715-5045" svg:viewBox="0 0 3716 5046">
          <text:p/>
        </draw:connector>
        <draw:connector draw:style-name="gr4" draw:text-style-name="P4" draw:layer="layout" draw:type="line" svg:x1="13.585cm" svg:y1="12.879cm" svg:x2="17.3cm" svg:y2="10.515cm" draw:end-shape="id17" draw:end-glue-point="3" svg:d="M13585 12879l3715-2364" svg:viewBox="0 0 3716 2365">
          <text:p/>
        </draw:connector>
        <draw:connector draw:style-name="gr4" draw:text-style-name="P4" draw:layer="layout" draw:type="line" svg:x1="13.585cm" svg:y1="12.88cm" svg:x2="17.378cm" svg:y2="15.832cm" draw:end-shape="id16" draw:end-glue-point="3" svg:d="M13585 12880l3793 2952" svg:viewBox="0 0 3794 2953">
          <text:p/>
        </draw:connector>
        <draw:connector draw:style-name="gr4" draw:text-style-name="P4" draw:layer="layout" draw:type="line" svg:x1="13.6cm" svg:y1="15.834cm" svg:x2="17.2cm" svg:y2="16.233cm" draw:end-shape="id15" draw:end-glue-point="6" svg:d="M13600 15834l3600 399" svg:viewBox="0 0 3601 400">
          <text:p/>
        </draw:connector>
        <draw:connector draw:style-name="gr4" draw:text-style-name="P4" draw:layer="layout" draw:type="line" svg:x1="13.6cm" svg:y1="15.884cm" svg:x2="17.908cm" svg:y2="11.034cm" draw:end-shape="id8" draw:end-glue-point="8" svg:d="M13600 15884l4308-4850" svg:viewBox="0 0 4309 4851">
          <text:p/>
        </draw:connector>
        <draw:connector draw:style-name="gr4" draw:text-style-name="P4" draw:layer="layout" draw:type="line" svg:x1="13.6cm" svg:y1="15.885cm" svg:x2="17.908cm" svg:y2="8.4cm" draw:end-shape="id5" draw:end-glue-point="8" svg:d="M13600 15885l4308-7485" svg:viewBox="0 0 4309 7486">
          <text:p/>
        </draw:connector>
        <draw:connector draw:style-name="gr4" draw:text-style-name="P4" draw:layer="layout" draw:type="line" svg:x1="13.6cm" svg:y1="15.886cm" svg:x2="17.463cm" svg:y2="5.234cm" draw:end-shape="id2" draw:end-glue-point="7" svg:d="M13600 15886l3863-10652" svg:viewBox="0 0 3864 10653">
          <text:p/>
        </draw:connector>
        <draw:connector draw:style-name="gr4" draw:text-style-name="P4" draw:layer="layout" draw:type="line" svg:x1="13.585cm" svg:y1="17.327cm" svg:x2="17.478cm" svg:y2="13.734cm" draw:end-shape="id11" draw:end-glue-point="7" svg:d="M13585 17327l3893-3593" svg:viewBox="0 0 3894 3594">
          <text:p/>
        </draw:connector>
        <draw:connector draw:style-name="gr4" draw:text-style-name="P4" draw:layer="layout" draw:type="line" svg:x1="13.585cm" svg:y1="17.328cm" svg:x2="17.478cm" svg:y2="10.868cm" draw:end-shape="id8" draw:end-glue-point="7" svg:d="M13585 17328l3893-6460" svg:viewBox="0 0 3894 6461">
          <text:p/>
        </draw:connector>
        <draw:connector draw:style-name="gr4" draw:text-style-name="P4" draw:layer="layout" draw:type="line" svg:x1="13.585cm" svg:y1="17.329cm" svg:x2="17.478cm" svg:y2="8.234cm" draw:end-shape="id5" draw:end-glue-point="7" svg:d="M13585 17329l3893-9095" svg:viewBox="0 0 3894 9096">
          <text:p/>
        </draw:connector>
        <draw:connector draw:style-name="gr4" draw:text-style-name="P4" draw:layer="layout" draw:type="line" svg:x1="13.585cm" svg:y1="17.33cm" svg:x2="17.463cm" svg:y2="5.234cm" draw:end-shape="id2" draw:end-glue-point="7" svg:d="M13585 17330l3878-12096" svg:viewBox="0 0 3879 12097">
          <text:p/>
        </draw:connector>
        <draw:connector draw:style-name="gr4" draw:text-style-name="P4" draw:layer="layout" draw:type="line" svg:x1="8.615cm" svg:y1="4.168cm" svg:x2="12.355cm" svg:y2="4.168cm" draw:start-shape="id18" draw:start-glue-point="10" draw:end-shape="id1" draw:end-glue-point="6" svg:d="M8615 4168h3740" svg:viewBox="0 0 3741 1">
          <text:p/>
        </draw:connector>
        <draw:connector draw:style-name="gr4" draw:text-style-name="P4" draw:layer="layout" draw:type="line" svg:x1="8.615cm" svg:y1="4.168cm" svg:x2="12.533cm" svg:y2="5.132cm" draw:end-shape="id3" draw:end-glue-point="5" svg:d="M8615 4168l3918 964" svg:viewBox="0 0 3919 965">
          <text:p/>
        </draw:connector>
        <draw:connector draw:style-name="gr4" draw:text-style-name="P4" draw:layer="layout" draw:type="line" svg:x1="8.615cm" svg:y1="4.168cm" svg:x2="12.548cm" svg:y2="8.132cm" draw:end-shape="id6" draw:end-glue-point="5" svg:d="M8615 4168l3933 3964" svg:viewBox="0 0 3934 3965">
          <text:p/>
        </draw:connector>
        <draw:connector draw:style-name="gr4" draw:text-style-name="P4" draw:layer="layout" draw:type="line" svg:x1="8.615cm" svg:y1="4.168cm" svg:x2="12.533cm" svg:y2="6.632cm" draw:end-shape="id4" draw:end-glue-point="5" svg:d="M8615 4168l3918 2464" svg:viewBox="0 0 3919 2465">
          <text:p/>
        </draw:connector>
        <draw:connector draw:style-name="gr4" draw:text-style-name="P4" draw:layer="layout" draw:type="line" svg:x1="8.615cm" svg:y1="4.168cm" svg:x2="12.533cm" svg:y2="9.632cm" draw:end-shape="id7" draw:end-glue-point="5" svg:d="M8615 4168l3918 5464" svg:viewBox="0 0 3919 5465">
          <text:p/>
        </draw:connector>
        <draw:connector draw:style-name="gr4" draw:text-style-name="P4" draw:layer="layout" draw:type="line" svg:x1="8.615cm" svg:y1="4.168cm" svg:x2="12.548cm" svg:y2="11.066cm" draw:end-shape="id9" draw:end-glue-point="5" svg:d="M8615 4168l3933 6898" svg:viewBox="0 0 3934 6899">
          <text:p/>
        </draw:connector>
        <draw:connector draw:style-name="gr4" draw:text-style-name="P4" draw:layer="layout" draw:type="line" svg:x1="8.615cm" svg:y1="4.168cm" svg:x2="12.548cm" svg:y2="12.432cm" draw:end-shape="id10" draw:end-glue-point="5" svg:d="M8615 4168l3933 8264" svg:viewBox="0 0 3934 8265">
          <text:p/>
        </draw:connector>
        <draw:connector draw:style-name="gr4" draw:text-style-name="P4" draw:layer="layout" draw:type="line" svg:x1="8.615cm" svg:y1="4.168cm" svg:x2="12.548cm" svg:y2="13.932cm" draw:end-shape="id12" draw:end-glue-point="5" svg:d="M8615 4168l3933 9764" svg:viewBox="0 0 3934 9765">
          <text:p/>
        </draw:connector>
        <draw:connector draw:style-name="gr4" draw:text-style-name="P4" draw:layer="layout" draw:type="line" svg:x1="8.615cm" svg:y1="4.168cm" svg:x2="12.563cm" svg:y2="15.432cm" draw:end-shape="id13" draw:end-glue-point="5" svg:d="M8615 4168l3948 11264" svg:viewBox="0 0 3949 11265">
          <text:p/>
        </draw:connector>
        <draw:connector draw:style-name="gr4" draw:text-style-name="P4" draw:layer="layout" draw:type="line" svg:x1="8.615cm" svg:y1="4.168cm" svg:x2="12.548cm" svg:y2="16.932cm" draw:end-shape="id14" draw:end-glue-point="5" svg:d="M8615 4168l3933 12764" svg:viewBox="0 0 3934 12765">
          <text:p/>
        </draw:connector>
        <draw:connector draw:style-name="gr4" draw:text-style-name="P4" xml:id="id22" draw:id="id22" draw:layer="layout" draw:type="line" svg:x1="8.615cm" svg:y1="5.533cm" svg:x2="12.355cm" svg:y2="4.168cm" draw:start-shape="id19" draw:start-glue-point="10" svg:d="M8615 5533l3740-1365" svg:viewBox="0 0 3741 1366">
          <text:p/>
        </draw:connector>
        <draw:connector draw:style-name="gr4" draw:text-style-name="P4" draw:layer="layout" draw:type="line" svg:x1="8.615cm" svg:y1="5.534cm" svg:x2="12.533cm" svg:y2="5.132cm" draw:end-shape="id3" draw:end-glue-point="5" svg:d="M8615 5534l3918-402" svg:viewBox="0 0 3919 403">
          <text:p/>
        </draw:connector>
        <draw:connector draw:style-name="gr4" draw:text-style-name="P4" draw:layer="layout" draw:type="line" svg:x1="8.615cm" svg:y1="5.483cm" svg:x2="12.533cm" svg:y2="6.632cm" draw:end-shape="id4" draw:end-glue-point="5" svg:d="M8615 5483l3918 1149" svg:viewBox="0 0 3919 1150">
          <text:p/>
        </draw:connector>
        <draw:connector draw:style-name="gr4" draw:text-style-name="P4" draw:layer="layout" draw:type="line" svg:x1="8.615cm" svg:y1="5.492cm" svg:x2="12.548cm" svg:y2="8.132cm" draw:end-shape="id6" draw:end-glue-point="5" svg:d="M8615 5492l3933 2640" svg:viewBox="0 0 3934 2641">
          <text:p/>
        </draw:connector>
        <draw:connector draw:style-name="gr4" draw:text-style-name="P4" draw:layer="layout" draw:type="line" svg:x1="8.615cm" svg:y1="5.492cm" svg:x2="12.533cm" svg:y2="9.632cm" draw:end-shape="id7" draw:end-glue-point="5" svg:d="M8615 5492l3918 4140" svg:viewBox="0 0 3919 4141">
          <text:p/>
        </draw:connector>
        <draw:connector draw:style-name="gr4" draw:text-style-name="P4" draw:layer="layout" draw:type="line" svg:x1="8.615cm" svg:y1="5.492cm" svg:x2="12.548cm" svg:y2="11.066cm" draw:end-shape="id9" draw:end-glue-point="5" svg:d="M8615 5492l3933 5574" svg:viewBox="0 0 3934 5575">
          <text:p/>
        </draw:connector>
        <draw:connector draw:style-name="gr4" draw:text-style-name="P4" xml:id="id20" draw:id="id20" draw:layer="layout" draw:type="line" svg:x1="8.615cm" svg:y1="5.492cm" svg:x2="12.548cm" svg:y2="12.432cm" draw:end-shape="id10" draw:end-glue-point="5" svg:d="M8615 5492l3933 6940" svg:viewBox="0 0 3934 6941">
          <text:p/>
        </draw:connector>
        <draw:connector draw:style-name="gr4" draw:text-style-name="P4" draw:layer="layout" draw:type="line" svg:x1="8.615cm" svg:y1="5.492cm" svg:x2="12.548cm" svg:y2="13.932cm" draw:start-shape="id20" draw:start-glue-point="2" draw:end-shape="id12" draw:end-glue-point="5" svg:d="M8615 5492l3933 8440" svg:viewBox="0 0 3934 8441">
          <text:p/>
        </draw:connector>
        <draw:connector draw:style-name="gr4" draw:text-style-name="P4" draw:layer="layout" draw:type="line" svg:x1="8.615cm" svg:y1="5.492cm" svg:x2="12.563cm" svg:y2="15.432cm" draw:end-shape="id13" draw:end-glue-point="5" svg:d="M8615 5492l3948 9940" svg:viewBox="0 0 3949 9941">
          <text:p/>
        </draw:connector>
        <draw:connector draw:style-name="gr4" draw:text-style-name="P4" draw:layer="layout" draw:type="line" svg:x1="8.615cm" svg:y1="5.492cm" svg:x2="12.548cm" svg:y2="16.932cm" draw:end-shape="id14" draw:end-glue-point="5" svg:d="M8615 5492l3933 11440" svg:viewBox="0 0 3934 11441">
          <text:p/>
        </draw:connector>
        <draw:connector draw:style-name="gr4" draw:text-style-name="P4" draw:layer="layout" draw:type="line" svg:x1="8.615cm" svg:y1="7.033cm" svg:x2="12.355cm" svg:y2="4.168cm" draw:start-shape="id21" draw:start-glue-point="10" draw:end-shape="id22" draw:end-glue-point="3" svg:d="M8615 7033l3740-2865" svg:viewBox="0 0 3741 2866">
          <text:p/>
        </draw:connector>
        <draw:connector draw:style-name="gr4" draw:text-style-name="P4" draw:layer="layout" draw:type="line" svg:x1="8.615cm" svg:y1="7.034cm" svg:x2="12.355cm" svg:y2="5.533cm" draw:end-shape="id3" draw:end-glue-point="6" svg:d="M8615 7034l3740-1501" svg:viewBox="0 0 3741 1502">
          <text:p/>
        </draw:connector>
        <draw:connector draw:style-name="gr4" draw:text-style-name="P4" draw:layer="layout" draw:type="line" svg:x1="8.615cm" svg:y1="7.035cm" svg:x2="12.355cm" svg:y2="7.033cm" draw:end-shape="id4" draw:end-glue-point="6" svg:d="M8615 7035l3740-2" svg:viewBox="0 0 3741 3">
          <text:p/>
        </draw:connector>
        <draw:connector draw:style-name="gr4" draw:text-style-name="P4" draw:layer="layout" draw:type="line" svg:x1="8.615cm" svg:y1="7.035cm" svg:x2="12.37cm" svg:y2="8.533cm" draw:end-shape="id6" draw:end-glue-point="6" svg:d="M8615 7035l3755 1498" svg:viewBox="0 0 3756 1499">
          <text:p/>
        </draw:connector>
        <draw:connector draw:style-name="gr4" draw:text-style-name="P4" draw:layer="layout" draw:type="line" svg:x1="8.615cm" svg:y1="7.035cm" svg:x2="12.355cm" svg:y2="10.033cm" draw:end-shape="id7" draw:end-glue-point="6" svg:d="M8615 7035l3740 2998" svg:viewBox="0 0 3741 2999">
          <text:p/>
        </draw:connector>
        <draw:connector draw:style-name="gr4" draw:text-style-name="P4" draw:layer="layout" draw:type="line" svg:x1="8.615cm" svg:y1="7.035cm" svg:x2="12.548cm" svg:y2="11.066cm" draw:end-shape="id9" draw:end-glue-point="5" svg:d="M8615 7035l3933 4031" svg:viewBox="0 0 3934 4032">
          <text:p/>
        </draw:connector>
        <draw:connector draw:style-name="gr4" draw:text-style-name="P4" draw:layer="layout" draw:type="line" svg:x1="8.615cm" svg:y1="7.035cm" svg:x2="12.37cm" svg:y2="12.833cm" draw:end-shape="id10" draw:end-glue-point="6" svg:d="M8615 7035l3755 5798" svg:viewBox="0 0 3756 5799">
          <text:p/>
        </draw:connector>
        <draw:connector draw:style-name="gr4" draw:text-style-name="P4" draw:layer="layout" draw:type="line" svg:x1="8.615cm" svg:y1="7.035cm" svg:x2="12.37cm" svg:y2="14.333cm" draw:end-shape="id12" draw:end-glue-point="6" svg:d="M8615 7035l3755 7298" svg:viewBox="0 0 3756 7299">
          <text:p/>
        </draw:connector>
        <draw:connector draw:style-name="gr4" draw:text-style-name="P4" draw:layer="layout" draw:type="line" svg:x1="8.615cm" svg:y1="7.035cm" svg:x2="12.385cm" svg:y2="15.833cm" draw:end-shape="id13" draw:end-glue-point="6" svg:d="M8615 7035l3770 8798" svg:viewBox="0 0 3771 8799">
          <text:p/>
        </draw:connector>
        <draw:connector draw:style-name="gr4" draw:text-style-name="P4" draw:layer="layout" draw:type="line" svg:x1="8.615cm" svg:y1="7.035cm" svg:x2="12.37cm" svg:y2="17.333cm" draw:end-shape="id14" draw:end-glue-point="6" svg:d="M8615 7035l3755 10298" svg:viewBox="0 0 3756 10299">
          <text:p/>
        </draw:connector>
        <draw:connector draw:style-name="gr4" draw:text-style-name="P4" draw:layer="layout" draw:type="line" svg:x1="8.63cm" svg:y1="8.533cm" svg:x2="12.355cm" svg:y2="4.168cm" draw:start-shape="id23" draw:start-glue-point="10" draw:end-shape="id22" draw:end-glue-point="3" svg:d="M8630 8533l3725-4365" svg:viewBox="0 0 3726 4366">
          <text:p/>
        </draw:connector>
        <draw:connector draw:style-name="gr4" draw:text-style-name="P4" draw:layer="layout" draw:type="line" svg:x1="8.63cm" svg:y1="8.534cm" svg:x2="12.355cm" svg:y2="5.533cm" draw:end-shape="id3" draw:end-glue-point="6" svg:d="M8630 8534l3725-3001" svg:viewBox="0 0 3726 3002">
          <text:p/>
        </draw:connector>
        <draw:connector draw:style-name="gr4" draw:text-style-name="P4" draw:layer="layout" draw:type="line" svg:x1="8.63cm" svg:y1="8.535cm" svg:x2="12.355cm" svg:y2="7.033cm" draw:end-shape="id4" draw:end-glue-point="6" svg:d="M8630 8535l3725-1502" svg:viewBox="0 0 3726 1503">
          <text:p/>
        </draw:connector>
        <draw:connector draw:style-name="gr4" draw:text-style-name="P4" draw:layer="layout" draw:type="line" svg:x1="8.63cm" svg:y1="8.536cm" svg:x2="12.37cm" svg:y2="8.533cm" draw:end-shape="id6" draw:end-glue-point="6" svg:d="M8630 8536l3740-3" svg:viewBox="0 0 3741 4">
          <text:p/>
        </draw:connector>
        <draw:connector draw:style-name="gr4" draw:text-style-name="P4" draw:layer="layout" draw:type="line" svg:x1="8.63cm" svg:y1="8.536cm" svg:x2="12.355cm" svg:y2="10.033cm" draw:end-shape="id7" draw:end-glue-point="6" svg:d="M8630 8536l3725 1497" svg:viewBox="0 0 3726 1498">
          <text:p/>
        </draw:connector>
        <draw:connector draw:style-name="gr4" draw:text-style-name="P4" draw:layer="layout" draw:type="line" svg:x1="8.63cm" svg:y1="8.536cm" svg:x2="12.37cm" svg:y2="11.468cm" draw:end-shape="id9" draw:end-glue-point="6" svg:d="M8630 8536l3740 2932" svg:viewBox="0 0 3741 2933">
          <text:p/>
        </draw:connector>
        <draw:connector draw:style-name="gr4" draw:text-style-name="P4" draw:layer="layout" draw:type="line" svg:x1="8.63cm" svg:y1="8.536cm" svg:x2="12.37cm" svg:y2="12.833cm" draw:end-shape="id10" draw:end-glue-point="6" svg:d="M8630 8536l3740 4297" svg:viewBox="0 0 3741 4298">
          <text:p/>
        </draw:connector>
        <draw:connector draw:style-name="gr4" draw:text-style-name="P4" draw:layer="layout" draw:type="line" svg:x1="8.63cm" svg:y1="8.536cm" svg:x2="12.37cm" svg:y2="14.333cm" draw:end-shape="id12" draw:end-glue-point="6" svg:d="M8630 8536l3740 5797" svg:viewBox="0 0 3741 5798">
          <text:p/>
        </draw:connector>
        <draw:connector draw:style-name="gr4" draw:text-style-name="P4" draw:layer="layout" draw:type="line" svg:x1="8.63cm" svg:y1="8.536cm" svg:x2="12.385cm" svg:y2="15.833cm" draw:end-shape="id13" draw:end-glue-point="6" svg:d="M8630 8536l3755 7297" svg:viewBox="0 0 3756 7298">
          <text:p/>
        </draw:connector>
        <draw:connector draw:style-name="gr4" draw:text-style-name="P4" draw:layer="layout" draw:type="line" svg:x1="8.63cm" svg:y1="8.536cm" svg:x2="12.385cm" svg:y2="15.833cm" draw:end-shape="id13" draw:end-glue-point="6" svg:d="M8630 8536l3755 7297" svg:viewBox="0 0 3756 7298">
          <text:p/>
        </draw:connector>
        <draw:connector draw:style-name="gr4" draw:text-style-name="P4" draw:layer="layout" draw:type="line" svg:x1="8.63cm" svg:y1="8.536cm" svg:x2="12.37cm" svg:y2="17.333cm" draw:end-shape="id14" draw:end-glue-point="6" svg:d="M8630 8536l3740 8797" svg:viewBox="0 0 3741 8798">
          <text:p/>
        </draw:connector>
        <draw:connector draw:style-name="gr4" draw:text-style-name="P4" draw:layer="layout" draw:type="line" svg:x1="8.615cm" svg:y1="10.033cm" svg:x2="12.533cm" svg:y2="4.569cm" draw:start-shape="id24" draw:start-glue-point="10" draw:end-shape="id1" draw:end-glue-point="7" svg:d="M8615 10033l3918-5464" svg:viewBox="0 0 3919 5465">
          <text:p/>
        </draw:connector>
        <draw:connector draw:style-name="gr4" draw:text-style-name="P4" draw:layer="layout" draw:type="line" svg:x1="8.615cm" svg:y1="10.034cm" svg:x2="12.355cm" svg:y2="5.533cm" draw:end-shape="id3" svg:d="M8615 10034l3740-4501" svg:viewBox="0 0 3741 4502">
          <text:p/>
        </draw:connector>
        <draw:connector draw:style-name="gr4" draw:text-style-name="P4" draw:layer="layout" draw:type="line" svg:x1="8.615cm" svg:y1="10.035cm" svg:x2="12.355cm" svg:y2="7.033cm" draw:end-shape="id4" draw:end-glue-point="6" svg:d="M8615 10035l3740-3002" svg:viewBox="0 0 3741 3003">
          <text:p/>
        </draw:connector>
        <draw:connector draw:style-name="gr4" draw:text-style-name="P4" draw:layer="layout" draw:type="line" svg:x1="8.615cm" svg:y1="10.036cm" svg:x2="12.37cm" svg:y2="8.533cm" draw:end-shape="id6" draw:end-glue-point="6" svg:d="M8615 10036l3755-1503" svg:viewBox="0 0 3756 1504">
          <text:p/>
        </draw:connector>
        <draw:connector draw:style-name="gr4" draw:text-style-name="P4" draw:layer="layout" draw:type="line" svg:x1="8.615cm" svg:y1="10.037cm" svg:x2="12.355cm" svg:y2="10.033cm" draw:end-shape="id7" draw:end-glue-point="6" svg:d="M8615 10037l3740-4" svg:viewBox="0 0 3741 5">
          <text:p/>
        </draw:connector>
        <draw:connector draw:style-name="gr4" draw:text-style-name="P4" draw:layer="layout" draw:type="line" svg:x1="8.615cm" svg:y1="10.036cm" svg:x2="12.37cm" svg:y2="11.468cm" draw:end-shape="id9" draw:end-glue-point="6" svg:d="M8615 10036l3755 1432" svg:viewBox="0 0 3756 1433">
          <text:p/>
        </draw:connector>
        <draw:connector draw:style-name="gr4" draw:text-style-name="P4" draw:layer="layout" draw:type="line" svg:x1="8.615cm" svg:y1="10.036cm" svg:x2="12.37cm" svg:y2="12.833cm" draw:end-shape="id10" draw:end-glue-point="6" svg:d="M8615 10036l3755 2797" svg:viewBox="0 0 3756 2798">
          <text:p/>
        </draw:connector>
        <draw:connector draw:style-name="gr4" draw:text-style-name="P4" draw:layer="layout" draw:type="line" svg:x1="8.615cm" svg:y1="10.036cm" svg:x2="12.37cm" svg:y2="14.333cm" draw:end-shape="id12" draw:end-glue-point="6" svg:d="M8615 10036l3755 4297" svg:viewBox="0 0 3756 4298">
          <text:p/>
        </draw:connector>
        <draw:connector draw:style-name="gr4" draw:text-style-name="P4" draw:layer="layout" draw:type="line" svg:x1="8.615cm" svg:y1="10.036cm" svg:x2="12.385cm" svg:y2="15.833cm" draw:end-shape="id13" draw:end-glue-point="6" svg:d="M8615 10036l3770 5797" svg:viewBox="0 0 3771 5798">
          <text:p/>
        </draw:connector>
        <draw:connector draw:style-name="gr4" draw:text-style-name="P4" draw:layer="layout" draw:type="line" svg:x1="8.615cm" svg:y1="10.036cm" svg:x2="12.37cm" svg:y2="17.333cm" draw:end-shape="id14" draw:end-glue-point="6" svg:d="M8615 10036l3755 7297" svg:viewBox="0 0 3756 7298">
          <text:p/>
        </draw:connector>
        <draw:connector draw:style-name="gr4" draw:text-style-name="P4" draw:layer="layout" draw:type="line" svg:x1="8.63cm" svg:y1="11.468cm" svg:x2="12.533cm" svg:y2="4.569cm" draw:start-shape="id25" draw:start-glue-point="10" draw:end-shape="id1" draw:end-glue-point="7" svg:d="M8630 11468l3903-6899" svg:viewBox="0 0 3904 6900">
          <text:p/>
        </draw:connector>
        <draw:connector draw:style-name="gr4" draw:text-style-name="P4" draw:layer="layout" draw:type="line" svg:x1="8.63cm" svg:y1="11.469cm" svg:x2="12.533cm" svg:y2="5.934cm" draw:end-shape="id3" draw:end-glue-point="7" svg:d="M8630 11469l3903-5535" svg:viewBox="0 0 3904 5536">
          <text:p/>
        </draw:connector>
        <draw:connector draw:style-name="gr4" draw:text-style-name="P4" draw:layer="layout" draw:type="line" svg:x1="8.63cm" svg:y1="11.47cm" svg:x2="12.533cm" svg:y2="7.434cm" draw:end-shape="id4" draw:end-glue-point="7" svg:d="M8630 11470l3903-4036" svg:viewBox="0 0 3904 4037">
          <text:p/>
        </draw:connector>
        <draw:connector draw:style-name="gr4" draw:text-style-name="P4" draw:layer="layout" draw:type="line" svg:x1="8.63cm" svg:y1="11.471cm" svg:x2="12.548cm" svg:y2="8.934cm" draw:end-shape="id6" draw:end-glue-point="7" svg:d="M8630 11471l3918-2537" svg:viewBox="0 0 3919 2538">
          <text:p/>
        </draw:connector>
        <draw:connector draw:style-name="gr4" draw:text-style-name="P4" draw:layer="layout" draw:type="line" svg:x1="8.63cm" svg:y1="11.472cm" svg:x2="12.355cm" svg:y2="10.033cm" draw:end-shape="id7" draw:end-glue-point="6" svg:d="M8630 11472l3725-1439" svg:viewBox="0 0 3726 1440">
          <text:p/>
        </draw:connector>
        <draw:connector draw:style-name="gr4" draw:text-style-name="P4" draw:layer="layout" draw:type="line" svg:x1="8.63cm" svg:y1="11.473cm" svg:x2="12.37cm" svg:y2="11.468cm" draw:end-shape="id9" draw:end-glue-point="6" svg:d="M8630 11473l3740-5" svg:viewBox="0 0 3741 6">
          <text:p/>
        </draw:connector>
        <draw:connector draw:style-name="gr4" draw:text-style-name="P4" draw:layer="layout" draw:type="line" svg:x1="8.63cm" svg:y1="11.472cm" svg:x2="12.37cm" svg:y2="12.833cm" draw:end-shape="id10" draw:end-glue-point="6" svg:d="M8630 11472l3740 1361" svg:viewBox="0 0 3741 1362">
          <text:p/>
        </draw:connector>
        <draw:connector draw:style-name="gr4" draw:text-style-name="P4" draw:layer="layout" draw:type="line" svg:x1="8.63cm" svg:y1="11.472cm" svg:x2="12.37cm" svg:y2="14.333cm" draw:end-shape="id12" draw:end-glue-point="6" svg:d="M8630 11472l3740 2861" svg:viewBox="0 0 3741 2862">
          <text:p/>
        </draw:connector>
        <draw:connector draw:style-name="gr4" draw:text-style-name="P4" draw:layer="layout" draw:type="line" svg:x1="8.63cm" svg:y1="11.472cm" svg:x2="12.385cm" svg:y2="15.833cm" draw:end-shape="id13" draw:end-glue-point="6" svg:d="M8630 11472l3755 4361" svg:viewBox="0 0 3756 4362">
          <text:p/>
        </draw:connector>
        <draw:connector draw:style-name="gr4" draw:text-style-name="P4" draw:layer="layout" draw:type="line" svg:x1="8.63cm" svg:y1="11.472cm" svg:x2="12.548cm" svg:y2="16.932cm" draw:end-shape="id14" draw:end-glue-point="5" svg:d="M8630 11472l3918 5460" svg:viewBox="0 0 3919 5461">
          <text:p/>
        </draw:connector>
        <draw:connector draw:style-name="gr4" draw:text-style-name="P4" draw:layer="layout" draw:type="line" svg:x1="8.63cm" svg:y1="12.833cm" svg:x2="12.355cm" svg:y2="4.167cm" draw:start-shape="id26" draw:start-glue-point="10" draw:end-shape="id1" svg:d="M8630 12833l3725-8666" svg:viewBox="0 0 3726 8667">
          <text:p/>
        </draw:connector>
        <draw:connector draw:style-name="gr4" draw:text-style-name="P4" draw:layer="layout" draw:type="line" svg:x1="8.63cm" svg:y1="12.834cm" svg:x2="12.533cm" svg:y2="5.934cm" draw:end-shape="id3" draw:end-glue-point="7" svg:d="M8630 12834l3903-6900" svg:viewBox="0 0 3904 6901">
          <text:p/>
        </draw:connector>
        <draw:connector draw:style-name="gr4" draw:text-style-name="P4" draw:layer="layout" draw:type="line" svg:x1="8.63cm" svg:y1="12.835cm" svg:x2="12.533cm" svg:y2="7.434cm" draw:end-shape="id4" draw:end-glue-point="7" svg:d="M8630 12835l3903-5401" svg:viewBox="0 0 3904 5402">
          <text:p/>
        </draw:connector>
        <draw:connector draw:style-name="gr4" draw:text-style-name="P4" draw:layer="layout" draw:type="line" svg:x1="8.63cm" svg:y1="12.836cm" svg:x2="12.37cm" svg:y2="8.533cm" draw:end-shape="id6" draw:end-glue-point="6" svg:d="M8630 12836l3740-4303" svg:viewBox="0 0 3741 4304">
          <text:p/>
        </draw:connector>
        <draw:connector draw:style-name="gr4" draw:text-style-name="P4" draw:layer="layout" draw:type="line" svg:x1="8.63cm" svg:y1="12.837cm" svg:x2="12.533cm" svg:y2="10.434cm" draw:end-shape="id7" draw:end-glue-point="7" svg:d="M8630 12837l3903-2403" svg:viewBox="0 0 3904 2404">
          <text:p/>
        </draw:connector>
        <draw:connector draw:style-name="gr4" draw:text-style-name="P4" draw:layer="layout" draw:type="line" svg:x1="8.63cm" svg:y1="12.838cm" svg:x2="12.548cm" svg:y2="11.869cm" draw:end-shape="id9" draw:end-glue-point="7" svg:d="M8630 12838l3918-969" svg:viewBox="0 0 3919 970">
          <text:p/>
        </draw:connector>
        <draw:connector draw:style-name="gr4" draw:text-style-name="P4" draw:layer="layout" draw:type="line" svg:x1="8.63cm" svg:y1="12.82cm" svg:x2="12.37cm" svg:y2="12.833cm" draw:end-shape="id10" draw:end-glue-point="6" svg:d="M8630 12820l3740 13" svg:viewBox="0 0 3741 14">
          <text:p/>
        </draw:connector>
        <draw:connector draw:style-name="gr4" draw:text-style-name="P4" draw:layer="layout" draw:type="line" svg:x1="8.63cm" svg:y1="12.826cm" svg:x2="12.37cm" svg:y2="14.333cm" draw:end-shape="id12" draw:end-glue-point="6" svg:d="M8630 12826l3740 1507" svg:viewBox="0 0 3741 1508">
          <text:p/>
        </draw:connector>
        <draw:connector draw:style-name="gr4" draw:text-style-name="P4" draw:layer="layout" draw:type="line" svg:x1="8.63cm" svg:y1="12.826cm" svg:x2="12.385cm" svg:y2="15.833cm" draw:end-shape="id13" draw:end-glue-point="6" svg:d="M8630 12826l3755 3007" svg:viewBox="0 0 3756 3008">
          <text:p/>
        </draw:connector>
        <draw:connector draw:style-name="gr4" draw:text-style-name="P4" draw:layer="layout" draw:type="line" svg:x1="8.63cm" svg:y1="12.826cm" svg:x2="12.37cm" svg:y2="17.333cm" draw:end-shape="id14" draw:end-glue-point="6" svg:d="M8630 12826l3740 4507" svg:viewBox="0 0 3741 4508">
          <text:p/>
        </draw:connector>
        <draw:connector draw:style-name="gr4" draw:text-style-name="P4" draw:layer="layout" draw:type="line" svg:x1="8.63cm" svg:y1="14.333cm" svg:x2="12.533cm" svg:y2="4.569cm" draw:start-shape="id27" draw:start-glue-point="10" draw:end-shape="id1" draw:end-glue-point="7" svg:d="M8630 14333l3903-9764" svg:viewBox="0 0 3904 9765">
          <text:p/>
        </draw:connector>
        <draw:connector draw:style-name="gr4" draw:text-style-name="P4" draw:layer="layout" draw:type="line" svg:x1="8.63cm" svg:y1="14.334cm" svg:x2="12.533cm" svg:y2="5.934cm" draw:end-shape="id3" draw:end-glue-point="7" svg:d="M8630 14334l3903-8400" svg:viewBox="0 0 3904 8401">
          <text:p/>
        </draw:connector>
        <draw:connector draw:style-name="gr4" draw:text-style-name="P4" draw:layer="layout" draw:type="line" svg:x1="8.63cm" svg:y1="14.335cm" svg:x2="12.533cm" svg:y2="7.434cm" draw:end-shape="id4" draw:end-glue-point="7" svg:d="M8630 14335l3903-6901" svg:viewBox="0 0 3904 6902">
          <text:p/>
        </draw:connector>
        <draw:connector draw:style-name="gr4" draw:text-style-name="P4" draw:layer="layout" draw:type="line" svg:x1="8.63cm" svg:y1="14.336cm" svg:x2="12.548cm" svg:y2="8.934cm" draw:end-shape="id6" draw:end-glue-point="7" svg:d="M8630 14336l3918-5402" svg:viewBox="0 0 3919 5403">
          <text:p/>
        </draw:connector>
        <draw:connector draw:style-name="gr4" draw:text-style-name="P4" draw:layer="layout" draw:type="line" svg:x1="8.63cm" svg:y1="14.337cm" svg:x2="12.533cm" svg:y2="10.434cm" draw:end-shape="id7" draw:end-glue-point="7" svg:d="M8630 14337l3903-3903" svg:viewBox="0 0 3904 3904">
          <text:p/>
        </draw:connector>
        <draw:connector draw:style-name="gr4" draw:text-style-name="P4" draw:layer="layout" draw:type="line" svg:x1="8.63cm" svg:y1="14.338cm" svg:x2="12.548cm" svg:y2="11.869cm" draw:end-shape="id9" draw:end-glue-point="7" svg:d="M8630 14338l3918-2469" svg:viewBox="0 0 3919 2470">
          <text:p/>
        </draw:connector>
        <draw:connector draw:style-name="gr4" draw:text-style-name="P4" draw:layer="layout" draw:type="line" svg:x1="8.63cm" svg:y1="14.339cm" svg:x2="12.548cm" svg:y2="13.234cm" draw:end-shape="id10" draw:end-glue-point="7" svg:d="M8630 14339l3918-1105" svg:viewBox="0 0 3919 1106">
          <text:p/>
        </draw:connector>
        <draw:connector draw:style-name="gr4" draw:text-style-name="P4" draw:layer="layout" draw:type="line" svg:x1="8.63cm" svg:y1="14.329cm" svg:x2="12.548cm" svg:y2="14.734cm" draw:end-shape="id12" draw:end-glue-point="7" svg:d="M8630 14329l3918 405" svg:viewBox="0 0 3919 406">
          <text:p/>
        </draw:connector>
        <draw:connector draw:style-name="gr4" draw:text-style-name="P4" draw:layer="layout" draw:type="line" svg:x1="8.63cm" svg:y1="14.381cm" svg:x2="12.563cm" svg:y2="16.234cm" draw:end-shape="id13" draw:end-glue-point="7" svg:d="M8630 14381l3933 1853" svg:viewBox="0 0 3934 1854">
          <text:p/>
        </draw:connector>
        <draw:connector draw:style-name="gr4" draw:text-style-name="P4" draw:layer="layout" draw:type="line" svg:x1="8.63cm" svg:y1="14.381cm" svg:x2="12.37cm" svg:y2="17.333cm" draw:end-shape="id14" draw:end-glue-point="6" svg:d="M8630 14381l3740 2952" svg:viewBox="0 0 3741 2953">
          <text:p/>
        </draw:connector>
        <draw:connector draw:style-name="gr4" draw:text-style-name="P4" draw:layer="layout" draw:type="line" svg:x1="8.645cm" svg:y1="15.833cm" svg:x2="12.37cm" svg:y2="17.333cm" draw:start-shape="id28" draw:start-glue-point="10" svg:d="M8645 15833l3725 1500" svg:viewBox="0 0 3726 1501">
          <text:p/>
        </draw:connector>
        <draw:connector draw:style-name="gr4" draw:text-style-name="P4" draw:layer="layout" draw:type="line" svg:x1="8.645cm" svg:y1="15.833cm" svg:x2="12.563cm" svg:y2="16.234cm" draw:end-shape="id13" draw:end-glue-point="7" svg:d="M8645 15833l3918 401" svg:viewBox="0 0 3919 402">
          <text:p/>
        </draw:connector>
        <draw:connector draw:style-name="gr4" draw:text-style-name="P4" draw:layer="layout" draw:type="line" svg:x1="8.645cm" svg:y1="15.885cm" svg:x2="12.548cm" svg:y2="14.734cm" draw:end-shape="id12" draw:end-glue-point="7" svg:d="M8645 15885l3903-1151" svg:viewBox="0 0 3904 1152">
          <text:p/>
        </draw:connector>
        <draw:connector draw:style-name="gr4" draw:text-style-name="P4" draw:layer="layout" draw:type="line" svg:x1="8.645cm" svg:y1="15.878cm" svg:x2="12.548cm" svg:y2="13.234cm" draw:end-shape="id10" draw:end-glue-point="7" svg:d="M8645 15878l3903-2644" svg:viewBox="0 0 3904 2645">
          <text:p/>
        </draw:connector>
        <draw:connector draw:style-name="gr4" draw:text-style-name="P4" draw:layer="layout" draw:type="line" svg:x1="8.645cm" svg:y1="15.879cm" svg:x2="12.548cm" svg:y2="11.869cm" draw:end-shape="id9" draw:end-glue-point="7" svg:d="M8645 15879l3903-4010" svg:viewBox="0 0 3904 4011">
          <text:p/>
        </draw:connector>
        <draw:connector draw:style-name="gr4" draw:text-style-name="P4" draw:layer="layout" draw:type="line" svg:x1="8.645cm" svg:y1="15.88cm" svg:x2="12.533cm" svg:y2="10.434cm" draw:end-shape="id7" draw:end-glue-point="7" svg:d="M8645 15880l3888-5446" svg:viewBox="0 0 3889 5447">
          <text:p/>
        </draw:connector>
        <draw:connector draw:style-name="gr4" draw:text-style-name="P4" draw:layer="layout" draw:type="line" svg:x1="8.645cm" svg:y1="15.881cm" svg:x2="12.548cm" svg:y2="8.934cm" draw:end-shape="id6" draw:end-glue-point="7" svg:d="M8645 15881l3903-6947" svg:viewBox="0 0 3904 6948">
          <text:p/>
        </draw:connector>
        <draw:connector draw:style-name="gr4" draw:text-style-name="P4" draw:layer="layout" draw:type="line" svg:x1="8.645cm" svg:y1="15.882cm" svg:x2="12.533cm" svg:y2="7.434cm" draw:end-shape="id4" draw:end-glue-point="7" svg:d="M8645 15882l3888-8448" svg:viewBox="0 0 3889 8449">
          <text:p/>
        </draw:connector>
        <draw:connector draw:style-name="gr4" draw:text-style-name="P4" draw:layer="layout" draw:type="line" svg:x1="8.645cm" svg:y1="15.883cm" svg:x2="12.533cm" svg:y2="5.934cm" draw:end-shape="id3" draw:end-glue-point="7" svg:d="M8645 15883l3888-9949" svg:viewBox="0 0 3889 9950">
          <text:p/>
        </draw:connector>
        <draw:connector draw:style-name="gr4" draw:text-style-name="P4" draw:layer="layout" draw:type="line" svg:x1="8.645cm" svg:y1="15.884cm" svg:x2="12.533cm" svg:y2="4.569cm" draw:end-shape="id1" draw:end-glue-point="7" svg:d="M8645 15884l3888-11315" svg:viewBox="0 0 3889 11316">
          <text:p/>
        </draw:connector>
        <draw:connector draw:style-name="gr4" draw:text-style-name="P4" draw:layer="layout" draw:type="line" svg:x1="8.63cm" svg:y1="17.333cm" svg:x2="12.37cm" svg:y2="17.333cm" draw:start-shape="id29" draw:start-glue-point="10" svg:d="M8630 17333h3740" svg:viewBox="0 0 3741 1">
          <text:p/>
        </draw:connector>
        <draw:connector draw:style-name="gr4" draw:text-style-name="P4" draw:layer="layout" draw:type="line" svg:x1="8.63cm" svg:y1="17.333cm" svg:x2="12.385cm" svg:y2="15.833cm" draw:end-shape="id13" draw:end-glue-point="6" svg:d="M8630 17333l3755-1500" svg:viewBox="0 0 3756 1501">
          <text:p/>
        </draw:connector>
        <draw:connector draw:style-name="gr4" draw:text-style-name="P4" draw:layer="layout" draw:type="line" svg:x1="8.63cm" svg:y1="17.334cm" svg:x2="12.37cm" svg:y2="14.333cm" draw:end-shape="id12" draw:end-glue-point="6" svg:d="M8630 17334l3740-3001" svg:viewBox="0 0 3741 3002">
          <text:p/>
        </draw:connector>
        <draw:connector draw:style-name="gr4" draw:text-style-name="P4" draw:layer="layout" draw:type="line" svg:x1="8.63cm" svg:y1="17.335cm" svg:x2="12.37cm" svg:y2="12.833cm" draw:end-shape="id10" draw:end-glue-point="6" svg:d="M8630 17335l3740-4502" svg:viewBox="0 0 3741 4503">
          <text:p/>
        </draw:connector>
        <draw:connector draw:style-name="gr4" draw:text-style-name="P4" draw:layer="layout" draw:type="line" svg:x1="8.63cm" svg:y1="17.336cm" svg:x2="12.37cm" svg:y2="11.468cm" draw:end-shape="id9" draw:end-glue-point="6" svg:d="M8630 17336l3740-5868" svg:viewBox="0 0 3741 5869">
          <text:p/>
        </draw:connector>
        <draw:connector draw:style-name="gr4" draw:text-style-name="P4" draw:layer="layout" draw:type="line" svg:x1="8.63cm" svg:y1="17.337cm" svg:x2="12.355cm" svg:y2="10.033cm" draw:end-shape="id7" draw:end-glue-point="6" svg:d="M8630 17337l3725-7304" svg:viewBox="0 0 3726 7305">
          <text:p/>
        </draw:connector>
        <draw:connector draw:style-name="gr4" draw:text-style-name="P4" draw:layer="layout" draw:type="line" svg:x1="8.63cm" svg:y1="17.338cm" svg:x2="12.37cm" svg:y2="8.533cm" draw:end-shape="id6" draw:end-glue-point="6" svg:d="M8630 17338l3740-8805" svg:viewBox="0 0 3741 8806">
          <text:p/>
        </draw:connector>
        <draw:connector draw:style-name="gr4" draw:text-style-name="P4" draw:layer="layout" draw:type="line" svg:x1="8.63cm" svg:y1="17.339cm" svg:x2="12.355cm" svg:y2="7.033cm" draw:end-shape="id4" draw:end-glue-point="6" svg:d="M8630 17339l3725-10306" svg:viewBox="0 0 3726 10307">
          <text:p/>
        </draw:connector>
        <draw:connector draw:style-name="gr4" draw:text-style-name="P4" draw:layer="layout" draw:type="line" svg:x1="8.63cm" svg:y1="17.34cm" svg:x2="12.355cm" svg:y2="5.533cm" draw:end-shape="id3" draw:end-glue-point="6" svg:d="M8630 17340l3725-11807" svg:viewBox="0 0 3726 11808">
          <text:p/>
        </draw:connector>
        <draw:connector draw:style-name="gr4" draw:text-style-name="P4" draw:layer="layout" draw:type="line" svg:x1="8.634cm" svg:y1="17.341cm" svg:x2="12.533cm" svg:y2="4.569cm" draw:end-shape="id1" draw:end-glue-point="7" svg:d="M8634 17341l3899-12772" svg:viewBox="0 0 3900 12773">
          <text:p/>
        </draw:connector>
        <draw:connector draw:style-name="gr4" draw:text-style-name="P4" draw:layer="layout" draw:type="line" svg:x1="4cm" svg:y1="4.168cm" svg:x2="7.4cm" svg:y2="4.168cm" draw:start-shape="id30" draw:start-glue-point="10" draw:end-shape="id18" draw:end-glue-point="6" svg:d="M4000 4168h3400" svg:viewBox="0 0 3401 1">
          <text:p/>
        </draw:connector>
        <draw:connector draw:style-name="gr4" draw:text-style-name="P4" draw:layer="layout" draw:type="line" svg:x1="4cm" svg:y1="4.168cm" svg:x2="7.4cm" svg:y2="5.533cm" draw:end-shape="id19" draw:end-glue-point="6" svg:d="M4000 4168l3400 1365" svg:viewBox="0 0 3401 1366">
          <text:p/>
        </draw:connector>
        <draw:connector draw:style-name="gr4" draw:text-style-name="P4" draw:layer="layout" draw:type="line" svg:x1="4cm" svg:y1="4.168cm" svg:x2="7.4cm" svg:y2="7.033cm" draw:end-shape="id21" draw:end-glue-point="6" svg:d="M4000 4168l3400 2865" svg:viewBox="0 0 3401 2866">
          <text:p/>
        </draw:connector>
        <draw:connector draw:style-name="gr4" draw:text-style-name="P4" draw:layer="layout" draw:type="line" svg:x1="4cm" svg:y1="4.168cm" svg:x2="7.415cm" svg:y2="8.533cm" draw:end-shape="id23" draw:end-glue-point="6" svg:d="M4000 4168l3415 4365" svg:viewBox="0 0 3416 4366">
          <text:p/>
        </draw:connector>
        <draw:connector draw:style-name="gr4" draw:text-style-name="P4" draw:layer="layout" draw:type="line" svg:x1="4cm" svg:y1="4.168cm" svg:x2="7.578cm" svg:y2="9.632cm" draw:end-shape="id24" draw:end-glue-point="5" svg:d="M4000 4168l3578 5464" svg:viewBox="0 0 3579 5465">
          <text:p/>
        </draw:connector>
        <draw:connector draw:style-name="gr4" draw:text-style-name="P4" draw:layer="layout" draw:type="line" svg:x1="4cm" svg:y1="4.168cm" svg:x2="7.593cm" svg:y2="11.066cm" draw:end-shape="id25" draw:end-glue-point="5" svg:d="M4000 4168l3593 6898" svg:viewBox="0 0 3594 6899">
          <text:p/>
        </draw:connector>
        <draw:connector draw:style-name="gr4" draw:text-style-name="P4" draw:layer="layout" draw:type="line" svg:x1="4cm" svg:y1="4.168cm" svg:x2="7.593cm" svg:y2="12.432cm" draw:end-shape="id26" draw:end-glue-point="5" svg:d="M4000 4168l3593 8264" svg:viewBox="0 0 3594 8265">
          <text:p/>
        </draw:connector>
        <draw:connector draw:style-name="gr4" draw:text-style-name="P4" draw:layer="layout" draw:type="line" svg:x1="4cm" svg:y1="4.168cm" svg:x2="7.593cm" svg:y2="13.932cm" draw:end-shape="id27" draw:end-glue-point="5" svg:d="M4000 4168l3593 9764" svg:viewBox="0 0 3594 9765">
          <text:p/>
        </draw:connector>
        <draw:connector draw:style-name="gr4" draw:text-style-name="P4" draw:layer="layout" draw:type="line" svg:x1="4cm" svg:y1="4.168cm" svg:x2="7.608cm" svg:y2="15.432cm" draw:end-shape="id28" draw:end-glue-point="5" svg:d="M4000 4168l3608 11264" svg:viewBox="0 0 3609 11265">
          <text:p/>
        </draw:connector>
        <draw:connector draw:style-name="gr4" draw:text-style-name="P4" draw:layer="layout" draw:type="line" svg:x1="4.003cm" svg:y1="4.168cm" svg:x2="7.593cm" svg:y2="16.932cm" draw:end-shape="id29" draw:end-glue-point="5" svg:d="M4003 4168l3590 12764" svg:viewBox="0 0 3591 12765">
          <text:p/>
        </draw:connector>
        <draw:connector draw:style-name="gr4" draw:text-style-name="P4" xml:id="id33" draw:id="id33" draw:layer="layout" draw:type="line" svg:x1="4cm" svg:y1="5.533cm" svg:x2="7.4cm" svg:y2="4.168cm" draw:start-shape="id31" draw:start-glue-point="10" svg:d="M4000 5533l3400-1365" svg:viewBox="0 0 3401 1366">
          <text:p/>
        </draw:connector>
        <draw:connector draw:style-name="gr4" draw:text-style-name="P4" draw:layer="layout" draw:type="line" svg:x1="4cm" svg:y1="5.534cm" svg:x2="7.578cm" svg:y2="5.132cm" draw:end-shape="id19" draw:end-glue-point="5" svg:d="M4000 5534l3578-402" svg:viewBox="0 0 3579 403">
          <text:p/>
        </draw:connector>
        <draw:connector draw:style-name="gr4" draw:text-style-name="P4" draw:layer="layout" draw:type="line" svg:x1="4cm" svg:y1="5.485cm" svg:x2="7.578cm" svg:y2="6.632cm" draw:end-shape="id21" draw:end-glue-point="5" svg:d="M4000 5485l3578 1147" svg:viewBox="0 0 3579 1148">
          <text:p/>
        </draw:connector>
        <draw:connector draw:style-name="gr4" draw:text-style-name="P4" draw:layer="layout" draw:type="line" svg:x1="4cm" svg:y1="5.488cm" svg:x2="7.593cm" svg:y2="8.132cm" draw:end-shape="id23" draw:end-glue-point="5" svg:d="M4000 5488l3593 2644" svg:viewBox="0 0 3594 2645">
          <text:p/>
        </draw:connector>
        <draw:connector draw:style-name="gr4" draw:text-style-name="P4" draw:layer="layout" draw:type="line" svg:x1="4cm" svg:y1="5.488cm" svg:x2="7.4cm" svg:y2="10.033cm" draw:end-shape="id24" draw:end-glue-point="6" svg:d="M4000 5488l3400 4545" svg:viewBox="0 0 3401 4546">
          <text:p/>
        </draw:connector>
        <draw:connector draw:style-name="gr4" draw:text-style-name="P4" draw:layer="layout" draw:type="line" svg:x1="4cm" svg:y1="5.488cm" svg:x2="7.415cm" svg:y2="11.468cm" draw:end-shape="id25" draw:end-glue-point="6" svg:d="M4000 5488l3415 5980" svg:viewBox="0 0 3416 5981">
          <text:p/>
        </draw:connector>
        <draw:connector draw:style-name="gr4" draw:text-style-name="P4" draw:layer="layout" draw:type="line" svg:x1="4cm" svg:y1="5.488cm" svg:x2="7.593cm" svg:y2="12.432cm" draw:end-shape="id26" draw:end-glue-point="5" svg:d="M4000 5488l3593 6944" svg:viewBox="0 0 3594 6945">
          <text:p/>
        </draw:connector>
        <draw:connector draw:style-name="gr4" draw:text-style-name="P4" draw:layer="layout" draw:type="line" svg:x1="4cm" svg:y1="5.488cm" svg:x2="7.593cm" svg:y2="13.932cm" draw:end-shape="id27" draw:end-glue-point="5" svg:d="M4000 5488l3593 8444" svg:viewBox="0 0 3594 8445">
          <text:p/>
        </draw:connector>
        <draw:connector draw:style-name="gr4" draw:text-style-name="P4" draw:layer="layout" draw:type="line" svg:x1="4cm" svg:y1="5.488cm" svg:x2="7.593cm" svg:y2="16.932cm" draw:end-shape="id29" draw:end-glue-point="5" svg:d="M4000 5488l3593 11444" svg:viewBox="0 0 3594 11445">
          <text:p/>
        </draw:connector>
        <draw:connector draw:style-name="gr4" draw:text-style-name="P4" draw:layer="layout" draw:type="line" svg:x1="4cm" svg:y1="5.488cm" svg:x2="7.593cm" svg:y2="16.932cm" draw:end-shape="id29" draw:end-glue-point="5" svg:d="M4000 5488l3593 11444" svg:viewBox="0 0 3594 11445">
          <text:p/>
        </draw:connector>
        <draw:connector draw:style-name="gr4" draw:text-style-name="P4" draw:layer="layout" draw:type="line" svg:x1="4cm" svg:y1="7.033cm" svg:x2="7.4cm" svg:y2="4.168cm" draw:start-shape="id32" draw:start-glue-point="10" draw:end-shape="id33" draw:end-glue-point="3" svg:d="M4000 7033l3400-2865" svg:viewBox="0 0 3401 2866">
          <text:p/>
        </draw:connector>
        <draw:connector draw:style-name="gr4" draw:text-style-name="P4" draw:layer="layout" draw:type="line" svg:x1="4cm" svg:y1="7.034cm" svg:x2="7.4cm" svg:y2="5.533cm" draw:end-shape="id19" draw:end-glue-point="6" svg:d="M4000 7034l3400-1501" svg:viewBox="0 0 3401 1502">
          <text:p/>
        </draw:connector>
        <draw:connector draw:style-name="gr4" draw:text-style-name="P4" draw:layer="layout" draw:type="line" svg:x1="4cm" svg:y1="7.035cm" svg:x2="7.4cm" svg:y2="7.033cm" draw:end-shape="id21" draw:end-glue-point="6" svg:d="M4000 7035l3400-2" svg:viewBox="0 0 3401 3">
          <text:p/>
        </draw:connector>
        <draw:connector draw:style-name="gr4" draw:text-style-name="P4" draw:layer="layout" draw:type="line" svg:x1="4cm" svg:y1="7.035cm" svg:x2="7.415cm" svg:y2="8.533cm" draw:end-shape="id23" draw:end-glue-point="6" svg:d="M4000 7035l3415 1498" svg:viewBox="0 0 3416 1499">
          <text:p/>
        </draw:connector>
        <draw:connector draw:style-name="gr4" draw:text-style-name="P4" draw:layer="layout" draw:type="line" svg:x1="4cm" svg:y1="7.035cm" svg:x2="7.4cm" svg:y2="10.033cm" draw:end-shape="id24" draw:end-glue-point="6" svg:d="M4000 7035l3400 2998" svg:viewBox="0 0 3401 2999">
          <text:p/>
        </draw:connector>
        <draw:connector draw:style-name="gr4" draw:text-style-name="P4" draw:layer="layout" draw:type="line" svg:x1="4cm" svg:y1="7.035cm" svg:x2="7.415cm" svg:y2="11.468cm" draw:end-shape="id25" draw:end-glue-point="6" svg:d="M4000 7035l3415 4433" svg:viewBox="0 0 3416 4434">
          <text:p/>
        </draw:connector>
        <draw:connector draw:style-name="gr4" draw:text-style-name="P4" draw:layer="layout" draw:type="line" svg:x1="4cm" svg:y1="7.035cm" svg:x2="7.593cm" svg:y2="12.432cm" draw:end-shape="id26" draw:end-glue-point="5" svg:d="M4000 7035l3593 5397" svg:viewBox="0 0 3594 5398">
          <text:p/>
        </draw:connector>
        <draw:connector draw:style-name="gr4" draw:text-style-name="P4" draw:layer="layout" draw:type="line" svg:x1="4cm" svg:y1="7.035cm" svg:x2="7.593cm" svg:y2="13.932cm" draw:end-shape="id27" draw:end-glue-point="5" svg:d="M4000 7035l3593 6897" svg:viewBox="0 0 3594 6898">
          <text:p/>
        </draw:connector>
        <draw:connector draw:style-name="gr4" draw:text-style-name="P4" draw:layer="layout" draw:type="line" svg:x1="4cm" svg:y1="7.035cm" svg:x2="7.608cm" svg:y2="15.432cm" draw:end-shape="id28" draw:end-glue-point="5" svg:d="M4000 7035l3608 8397" svg:viewBox="0 0 3609 8398">
          <text:p/>
        </draw:connector>
        <draw:connector draw:style-name="gr4" draw:text-style-name="P4" xml:id="id34" draw:id="id34" draw:layer="layout" draw:type="line" svg:x1="4cm" svg:y1="7.035cm" svg:x2="7.608cm" svg:y2="15.432cm" draw:end-shape="id28" draw:end-glue-point="5" svg:d="M4000 7035l3608 8397" svg:viewBox="0 0 3609 8398">
          <text:p/>
        </draw:connector>
        <draw:connector draw:style-name="gr4" draw:text-style-name="P4" draw:layer="layout" draw:type="line" svg:x1="4cm" svg:y1="7.035cm" svg:x2="7.598cm" svg:y2="16.932cm" draw:start-shape="id34" draw:start-glue-point="2" svg:d="M4000 7035l3598 9897" svg:viewBox="0 0 3599 9898">
          <text:p/>
        </draw:connector>
        <draw:connector draw:style-name="gr4" draw:text-style-name="P4" draw:layer="layout" draw:type="line" svg:x1="4.015cm" svg:y1="8.533cm" svg:x2="7.4cm" svg:y2="4.168cm" draw:start-shape="id35" draw:start-glue-point="10" draw:end-shape="id33" draw:end-glue-point="3" svg:d="M4015 8533l3385-4365" svg:viewBox="0 0 3386 4366">
          <text:p/>
        </draw:connector>
        <draw:connector draw:style-name="gr4" draw:text-style-name="P4" draw:layer="layout" draw:type="line" svg:x1="4.015cm" svg:y1="8.534cm" svg:x2="7.4cm" svg:y2="4.169cm" svg:d="M4015 8534l3385-4365" svg:viewBox="0 0 3386 4366">
          <text:p/>
        </draw:connector>
        <draw:connector draw:style-name="gr4" draw:text-style-name="P4" draw:layer="layout" draw:type="line" svg:x1="4.015cm" svg:y1="8.535cm" svg:x2="7.578cm" svg:y2="4.569cm" draw:end-shape="id18" draw:end-glue-point="7" svg:d="M4015 8535l3563-3966" svg:viewBox="0 0 3564 3967">
          <text:p/>
        </draw:connector>
        <draw:connector draw:style-name="gr4" draw:text-style-name="P4" draw:layer="layout" draw:type="line" svg:x1="4.015cm" svg:y1="8.536cm" svg:x2="7.4cm" svg:y2="7.033cm" draw:end-shape="id21" draw:end-glue-point="6" svg:d="M4015 8536l3385-1503" svg:viewBox="0 0 3386 1504">
          <text:p/>
        </draw:connector>
        <draw:connector draw:style-name="gr4" draw:text-style-name="P4" draw:layer="layout" draw:type="line" svg:x1="4.015cm" svg:y1="8.537cm" svg:x2="7.415cm" svg:y2="8.533cm" draw:end-shape="id23" draw:end-glue-point="6" svg:d="M4015 8537l3400-4" svg:viewBox="0 0 3401 5">
          <text:p/>
        </draw:connector>
        <draw:connector draw:style-name="gr4" draw:text-style-name="P4" draw:layer="layout" draw:type="line" svg:x1="4.015cm" svg:y1="8.536cm" svg:x2="7.4cm" svg:y2="10.033cm" draw:end-shape="id24" draw:end-glue-point="6" svg:d="M4015 8536l3385 1497" svg:viewBox="0 0 3386 1498">
          <text:p/>
        </draw:connector>
        <draw:connector draw:style-name="gr4" draw:text-style-name="P4" draw:layer="layout" draw:type="line" svg:x1="4.015cm" svg:y1="8.536cm" svg:x2="7.415cm" svg:y2="11.468cm" draw:end-shape="id25" draw:end-glue-point="6" svg:d="M4015 8536l3400 2932" svg:viewBox="0 0 3401 2933">
          <text:p/>
        </draw:connector>
        <draw:connector draw:style-name="gr4" draw:text-style-name="P4" draw:layer="layout" draw:type="line" svg:x1="4.015cm" svg:y1="8.536cm" svg:x2="7.415cm" svg:y2="12.833cm" draw:end-shape="id26" draw:end-glue-point="6" svg:d="M4015 8536l3400 4297" svg:viewBox="0 0 3401 4298">
          <text:p/>
        </draw:connector>
        <draw:connector draw:style-name="gr4" draw:text-style-name="P4" draw:layer="layout" draw:type="line" svg:x1="4.015cm" svg:y1="8.536cm" svg:x2="7.415cm" svg:y2="14.333cm" draw:end-shape="id27" draw:end-glue-point="6" svg:d="M4015 8536l3400 5797" svg:viewBox="0 0 3401 5798">
          <text:p/>
        </draw:connector>
        <draw:connector draw:style-name="gr4" draw:text-style-name="P4" draw:layer="layout" draw:type="line" svg:x1="4.015cm" svg:y1="8.536cm" svg:x2="7.43cm" svg:y2="15.833cm" draw:end-shape="id28" draw:end-glue-point="6" svg:d="M4015 8536l3415 7297" svg:viewBox="0 0 3416 7298">
          <text:p/>
        </draw:connector>
        <draw:connector draw:style-name="gr4" draw:text-style-name="P4" draw:layer="layout" draw:type="line" svg:x1="4.015cm" svg:y1="8.536cm" svg:x2="7.415cm" svg:y2="17.333cm" draw:end-shape="id29" draw:end-glue-point="6" svg:d="M4015 8536l3400 8797" svg:viewBox="0 0 3401 8798">
          <text:p/>
        </draw:connector>
        <draw:connector draw:style-name="gr4" draw:text-style-name="P4" xml:id="id37" draw:id="id37" draw:layer="layout" draw:type="line" svg:x1="4cm" svg:y1="10.033cm" svg:x2="7.415cm" svg:y2="17.333cm" draw:start-shape="id36" draw:start-glue-point="10" svg:d="M4000 10033l3415 7300" svg:viewBox="0 0 3416 7301">
          <text:p/>
        </draw:connector>
        <draw:connector draw:style-name="gr4" draw:text-style-name="P4" draw:layer="layout" draw:type="line" svg:x1="4cm" svg:y1="10.033cm" svg:x2="7.578cm" svg:y2="4.569cm" draw:end-shape="id18" draw:end-glue-point="7" svg:d="M4000 10033l3578-5464" svg:viewBox="0 0 3579 5465">
          <text:p/>
        </draw:connector>
        <draw:connector draw:style-name="gr4" draw:text-style-name="P4" draw:layer="layout" draw:type="line" svg:x1="4cm" svg:y1="10.034cm" svg:x2="7.578cm" svg:y2="5.934cm" draw:end-shape="id19" draw:end-glue-point="7" svg:d="M4000 10034l3578-4100" svg:viewBox="0 0 3579 4101">
          <text:p/>
        </draw:connector>
        <draw:connector draw:style-name="gr4" draw:text-style-name="P4" draw:layer="layout" draw:type="line" svg:x1="4cm" svg:y1="10.035cm" svg:x2="7.578cm" svg:y2="7.434cm" draw:end-shape="id21" draw:end-glue-point="7" svg:d="M4000 10035l3578-2601" svg:viewBox="0 0 3579 2602">
          <text:p/>
        </draw:connector>
        <draw:connector draw:style-name="gr4" draw:text-style-name="P4" draw:layer="layout" draw:type="line" svg:x1="4cm" svg:y1="10.036cm" svg:x2="7.593cm" svg:y2="8.934cm" draw:end-shape="id23" draw:end-glue-point="7" svg:d="M4000 10036l3593-1102" svg:viewBox="0 0 3594 1103">
          <text:p/>
        </draw:connector>
        <draw:connector draw:style-name="gr4" draw:text-style-name="P4" draw:layer="layout" draw:type="line" svg:x1="4cm" svg:y1="10.031cm" svg:x2="7.578cm" svg:y2="10.434cm" draw:end-shape="id24" draw:end-glue-point="7" svg:d="M4000 10031l3578 403" svg:viewBox="0 0 3579 404">
          <text:p/>
        </draw:connector>
        <draw:connector draw:style-name="gr4" draw:text-style-name="P4" draw:layer="layout" draw:type="line" svg:x1="4cm" svg:y1="10.081cm" svg:x2="7.593cm" svg:y2="11.869cm" draw:end-shape="id25" draw:end-glue-point="7" svg:d="M4000 10081l3593 1788" svg:viewBox="0 0 3594 1789">
          <text:p/>
        </draw:connector>
        <draw:connector draw:style-name="gr4" draw:text-style-name="P4" draw:layer="layout" draw:type="line" svg:x1="4cm" svg:y1="10.081cm" svg:x2="7.593cm" svg:y2="13.234cm" draw:end-shape="id26" draw:end-glue-point="7" svg:d="M4000 10081l3593 3153" svg:viewBox="0 0 3594 3154">
          <text:p/>
        </draw:connector>
        <draw:connector draw:style-name="gr4" draw:text-style-name="P4" draw:layer="layout" draw:type="line" svg:x1="4cm" svg:y1="10.081cm" svg:x2="7.593cm" svg:y2="13.932cm" draw:end-shape="id27" draw:end-glue-point="5" svg:d="M4000 10081l3593 3851" svg:viewBox="0 0 3594 3852">
          <text:p/>
        </draw:connector>
        <draw:connector draw:style-name="gr4" draw:text-style-name="P4" draw:layer="layout" draw:type="line" svg:x1="4cm" svg:y1="10.081cm" svg:x2="7.43cm" svg:y2="15.833cm" draw:end-shape="id28" draw:end-glue-point="6" svg:d="M4000 10081l3430 5752" svg:viewBox="0 0 3431 5753">
          <text:p/>
        </draw:connector>
        <draw:connector draw:style-name="gr4" draw:text-style-name="P4" draw:layer="layout" draw:type="line" svg:x1="4cm" svg:y1="10.081cm" svg:x2="7.415cm" svg:y2="17.333cm" draw:end-shape="id37" draw:end-glue-point="3" svg:d="M4000 10081l3415 7252" svg:viewBox="0 0 3416 7253">
          <text:p/>
        </draw:connector>
        <draw:connector draw:style-name="gr4" draw:text-style-name="P4" draw:layer="layout" draw:type="line" svg:x1="4.015cm" svg:y1="11.468cm" svg:x2="7.578cm" svg:y2="4.569cm" draw:start-shape="id38" draw:start-glue-point="10" draw:end-shape="id18" draw:end-glue-point="7" svg:d="M4015 11468l3563-6899" svg:viewBox="0 0 3564 6900">
          <text:p/>
        </draw:connector>
        <draw:connector draw:style-name="gr4" draw:text-style-name="P4" draw:layer="layout" draw:type="line" svg:x1="4.015cm" svg:y1="11.469cm" svg:x2="7.578cm" svg:y2="5.934cm" draw:end-shape="id19" draw:end-glue-point="7" svg:d="M4015 11469l3563-5535" svg:viewBox="0 0 3564 5536">
          <text:p/>
        </draw:connector>
        <draw:connector draw:style-name="gr4" draw:text-style-name="P4" draw:layer="layout" draw:type="line" svg:x1="4.015cm" svg:y1="11.47cm" svg:x2="7.578cm" svg:y2="7.434cm" draw:end-shape="id21" draw:end-glue-point="7" svg:d="M4015 11470l3563-4036" svg:viewBox="0 0 3564 4037">
          <text:p/>
        </draw:connector>
        <draw:connector draw:style-name="gr4" draw:text-style-name="P4" draw:layer="layout" draw:type="line" svg:x1="4.015cm" svg:y1="11.471cm" svg:x2="7.415cm" svg:y2="8.533cm" draw:end-shape="id23" draw:end-glue-point="6" svg:d="M4015 11471l3400-2938" svg:viewBox="0 0 3401 2939">
          <text:p/>
        </draw:connector>
        <draw:connector draw:style-name="gr4" draw:text-style-name="P4" draw:layer="layout" draw:type="line" svg:x1="4.015cm" svg:y1="11.472cm" svg:x2="7.4cm" svg:y2="10.033cm" draw:end-shape="id24" draw:end-glue-point="6" svg:d="M4015 11472l3385-1439" svg:viewBox="0 0 3386 1440">
          <text:p/>
        </draw:connector>
        <draw:connector draw:style-name="gr4" draw:text-style-name="P4" draw:layer="layout" draw:type="line" svg:x1="4.015cm" svg:y1="11.473cm" svg:x2="7.415cm" svg:y2="11.468cm" draw:end-shape="id25" draw:end-glue-point="6" svg:d="M4015 11473l3400-5" svg:viewBox="0 0 3401 6">
          <text:p/>
        </draw:connector>
        <draw:connector draw:style-name="gr4" draw:text-style-name="P4" draw:layer="layout" draw:type="line" svg:x1="4.015cm" svg:y1="11.472cm" svg:x2="7.415cm" svg:y2="12.833cm" draw:end-shape="id26" draw:end-glue-point="6" svg:d="M4015 11472l3400 1361" svg:viewBox="0 0 3401 1362">
          <text:p/>
        </draw:connector>
        <draw:connector draw:style-name="gr4" draw:text-style-name="P4" draw:layer="layout" draw:type="line" svg:x1="4.015cm" svg:y1="11.472cm" svg:x2="7.415cm" svg:y2="14.333cm" draw:end-shape="id27" draw:end-glue-point="6" svg:d="M4015 11472l3400 2861" svg:viewBox="0 0 3401 2862">
          <text:p/>
        </draw:connector>
        <draw:connector draw:style-name="gr4" draw:text-style-name="P4" draw:layer="layout" draw:type="line" svg:x1="4.015cm" svg:y1="11.472cm" svg:x2="7.43cm" svg:y2="15.833cm" draw:end-shape="id28" draw:end-glue-point="6" svg:d="M4015 11472l3415 4361" svg:viewBox="0 0 3416 4362">
          <text:p/>
        </draw:connector>
        <draw:connector draw:style-name="gr4" draw:text-style-name="P4" draw:layer="layout" draw:type="line" svg:x1="4.015cm" svg:y1="11.472cm" svg:x2="7.415cm" svg:y2="17.333cm" draw:end-shape="id37" draw:end-glue-point="3" svg:d="M4015 11472l3400 5861" svg:viewBox="0 0 3401 5862">
          <text:p/>
        </draw:connector>
        <draw:connector draw:style-name="gr4" draw:text-style-name="P4" draw:layer="layout" draw:type="line" svg:x1="4.015cm" svg:y1="12.833cm" svg:x2="7.578cm" svg:y2="4.569cm" draw:start-shape="id39" draw:start-glue-point="10" draw:end-shape="id18" draw:end-glue-point="7" svg:d="M4015 12833l3563-8264" svg:viewBox="0 0 3564 8265">
          <text:p/>
        </draw:connector>
        <draw:connector draw:style-name="gr4" draw:text-style-name="P4" draw:layer="layout" draw:type="line" svg:x1="4.015cm" svg:y1="12.834cm" svg:x2="7.578cm" svg:y2="5.934cm" draw:end-shape="id19" draw:end-glue-point="7" svg:d="M4015 12834l3563-6900" svg:viewBox="0 0 3564 6901">
          <text:p/>
        </draw:connector>
        <draw:connector draw:style-name="gr4" draw:text-style-name="P4" draw:layer="layout" draw:type="line" svg:x1="4.015cm" svg:y1="12.835cm" svg:x2="7.4cm" svg:y2="7.033cm" draw:end-shape="id21" draw:end-glue-point="6" svg:d="M4015 12835l3385-5802" svg:viewBox="0 0 3386 5803">
          <text:p/>
        </draw:connector>
        <draw:connector draw:style-name="gr4" draw:text-style-name="P4" draw:layer="layout" draw:type="line" svg:x1="4.015cm" svg:y1="12.836cm" svg:x2="7.593cm" svg:y2="8.934cm" draw:end-shape="id23" draw:end-glue-point="7" svg:d="M4015 12836l3578-3902" svg:viewBox="0 0 3579 3903">
          <text:p/>
        </draw:connector>
        <draw:connector draw:style-name="gr4" draw:text-style-name="P4" draw:layer="layout" draw:type="line" svg:x1="4.015cm" svg:y1="12.837cm" svg:x2="7.578cm" svg:y2="10.434cm" draw:end-shape="id24" draw:end-glue-point="7" svg:d="M4015 12837l3563-2403" svg:viewBox="0 0 3564 2404">
          <text:p/>
        </draw:connector>
        <draw:connector draw:style-name="gr4" draw:text-style-name="P4" draw:layer="layout" draw:type="line" svg:x1="4.015cm" svg:y1="12.838cm" svg:x2="7.593cm" svg:y2="11.869cm" draw:end-shape="id25" draw:end-glue-point="7" svg:d="M4015 12838l3578-969" svg:viewBox="0 0 3579 970">
          <text:p/>
        </draw:connector>
        <draw:connector draw:style-name="gr4" draw:text-style-name="P4" draw:layer="layout" draw:type="line" svg:x1="4.015cm" svg:y1="12.825cm" svg:x2="7.593cm" svg:y2="13.234cm" draw:end-shape="id26" draw:end-glue-point="7" svg:d="M4015 12825l3578 409" svg:viewBox="0 0 3579 410">
          <text:p/>
        </draw:connector>
        <draw:connector draw:style-name="gr4" draw:text-style-name="P4" draw:layer="layout" draw:type="line" svg:x1="4.015cm" svg:y1="12.874cm" svg:x2="7.415cm" svg:y2="14.333cm" draw:end-shape="id27" draw:end-glue-point="6" svg:d="M4015 12874l3400 1459" svg:viewBox="0 0 3401 1460">
          <text:p/>
        </draw:connector>
        <draw:connector draw:style-name="gr4" draw:text-style-name="P4" draw:layer="layout" draw:type="line" svg:x1="4.015cm" svg:y1="12.874cm" svg:x2="7.43cm" svg:y2="15.833cm" draw:end-shape="id28" draw:end-glue-point="6" svg:d="M4015 12874l3415 2959" svg:viewBox="0 0 3416 2960">
          <text:p/>
        </draw:connector>
        <draw:connector draw:style-name="gr4" draw:text-style-name="P4" draw:layer="layout" draw:type="line" svg:x1="4.015cm" svg:y1="12.874cm" svg:x2="7.415cm" svg:y2="17.333cm" draw:end-shape="id37" draw:end-glue-point="3" svg:d="M4015 12874l3400 4459" svg:viewBox="0 0 3401 4460">
          <text:p/>
        </draw:connector>
        <draw:connector draw:style-name="gr4" draw:text-style-name="P4" draw:layer="layout" draw:type="line" svg:x1="4.015cm" svg:y1="14.333cm" svg:x2="7.415cm" svg:y2="17.333cm" draw:start-shape="id40" draw:start-glue-point="10" svg:d="M4015 14333l3400 3000" svg:viewBox="0 0 3401 3001">
          <text:p/>
        </draw:connector>
        <draw:connector draw:style-name="gr4" draw:text-style-name="P4" draw:layer="layout" draw:type="line" svg:x1="4.015cm" svg:y1="14.333cm" svg:x2="7.43cm" svg:y2="15.833cm" draw:end-shape="id28" draw:end-glue-point="6" svg:d="M4015 14333l3415 1500" svg:viewBox="0 0 3416 1501">
          <text:p/>
        </draw:connector>
        <draw:connector draw:style-name="gr4" draw:text-style-name="P4" draw:layer="layout" draw:type="line" svg:x1="4.015cm" svg:y1="14.333cm" svg:x2="7.415cm" svg:y2="14.333cm" draw:end-shape="id27" draw:end-glue-point="6" svg:d="M4015 14333h3400" svg:viewBox="0 0 3401 1">
          <text:p/>
        </draw:connector>
        <draw:connector draw:style-name="gr4" draw:text-style-name="P4" draw:layer="layout" draw:type="line" svg:x1="4.015cm" svg:y1="14.333cm" svg:x2="7.415cm" svg:y2="12.833cm" draw:end-shape="id26" draw:end-glue-point="6" svg:d="M4015 14333l3400-1500" svg:viewBox="0 0 3401 1501">
          <text:p/>
        </draw:connector>
        <draw:connector draw:style-name="gr4" draw:text-style-name="P4" draw:layer="layout" draw:type="line" svg:x1="4.015cm" svg:y1="14.334cm" svg:x2="7.415cm" svg:y2="11.468cm" draw:end-shape="id25" draw:end-glue-point="6" svg:d="M4015 14334l3400-2866" svg:viewBox="0 0 3401 2867">
          <text:p/>
        </draw:connector>
        <draw:connector draw:style-name="gr4" draw:text-style-name="P4" draw:layer="layout" draw:type="line" svg:x1="4.015cm" svg:y1="14.335cm" svg:x2="7.4cm" svg:y2="10.033cm" draw:end-shape="id24" draw:end-glue-point="6" svg:d="M4015 14335l3385-4302" svg:viewBox="0 0 3386 4303">
          <text:p/>
        </draw:connector>
        <draw:connector draw:style-name="gr4" draw:text-style-name="P4" draw:layer="layout" draw:type="line" svg:x1="4.015cm" svg:y1="14.336cm" svg:x2="7.415cm" svg:y2="8.533cm" draw:end-shape="id23" draw:end-glue-point="6" svg:d="M4015 14336l3400-5803" svg:viewBox="0 0 3401 5804">
          <text:p/>
        </draw:connector>
        <draw:connector draw:style-name="gr4" draw:text-style-name="P4" draw:layer="layout" draw:type="line" svg:x1="4.015cm" svg:y1="14.337cm" svg:x2="7.4cm" svg:y2="7.033cm" draw:end-shape="id21" draw:end-glue-point="6" svg:d="M4015 14337l3385-7304" svg:viewBox="0 0 3386 7305">
          <text:p/>
        </draw:connector>
        <draw:connector draw:style-name="gr4" draw:text-style-name="P4" draw:layer="layout" draw:type="line" svg:x1="4.015cm" svg:y1="14.338cm" svg:x2="7.4cm" svg:y2="5.533cm" draw:end-shape="id19" draw:end-glue-point="6" svg:d="M4015 14338l3385-8805" svg:viewBox="0 0 3386 8806">
          <text:p/>
        </draw:connector>
        <draw:connector draw:style-name="gr4" draw:text-style-name="P4" draw:layer="layout" draw:type="line" svg:x1="4.015cm" svg:y1="14.339cm" svg:x2="7.4cm" svg:y2="5.534cm" svg:d="M4015 14339l3385-8805" svg:viewBox="0 0 3386 8806">
          <text:p/>
        </draw:connector>
        <draw:connector draw:style-name="gr4" draw:text-style-name="P4" xml:id="id43" draw:id="id43" draw:layer="layout" draw:type="line" svg:x1="4.03cm" svg:y1="15.833cm" svg:x2="7.415cm" svg:y2="17.333cm" draw:start-shape="id41" draw:start-glue-point="10" svg:d="M4030 15833l3385 1500" svg:viewBox="0 0 3386 1501">
          <text:p/>
        </draw:connector>
        <draw:connector draw:style-name="gr4" draw:text-style-name="P4" draw:layer="layout" draw:type="line" svg:x1="4.03cm" svg:y1="15.833cm" svg:x2="7.608cm" svg:y2="16.234cm" draw:end-shape="id28" draw:end-glue-point="7" svg:d="M4030 15833l3578 401" svg:viewBox="0 0 3579 402">
          <text:p/>
        </draw:connector>
        <draw:connector draw:style-name="gr4" draw:text-style-name="P4" draw:layer="layout" draw:type="line" svg:x1="4.03cm" svg:y1="15.883cm" svg:x2="7.593cm" svg:y2="14.734cm" draw:end-shape="id27" draw:end-glue-point="7" svg:d="M4030 15883l3563-1149" svg:viewBox="0 0 3564 1150">
          <text:p/>
        </draw:connector>
        <draw:connector draw:style-name="gr4" draw:text-style-name="P4" draw:layer="layout" draw:type="line" svg:x1="4.03cm" svg:y1="15.882cm" svg:x2="7.593cm" svg:y2="13.234cm" draw:end-shape="id26" draw:end-glue-point="7" svg:d="M4030 15882l3563-2648" svg:viewBox="0 0 3564 2649">
          <text:p/>
        </draw:connector>
        <draw:connector draw:style-name="gr4" draw:text-style-name="P4" draw:layer="layout" draw:type="line" svg:x1="4.03cm" svg:y1="15.883cm" svg:x2="7.593cm" svg:y2="11.869cm" draw:end-shape="id25" draw:end-glue-point="7" svg:d="M4030 15883l3563-4014" svg:viewBox="0 0 3564 4015">
          <text:p/>
        </draw:connector>
        <draw:connector draw:style-name="gr4" draw:text-style-name="P4" draw:layer="layout" draw:type="line" svg:x1="4.03cm" svg:y1="15.884cm" svg:x2="7.578cm" svg:y2="10.434cm" draw:end-shape="id24" draw:end-glue-point="7" svg:d="M4030 15884l3548-5450" svg:viewBox="0 0 3549 5451">
          <text:p/>
        </draw:connector>
        <draw:connector draw:style-name="gr4" draw:text-style-name="P4" draw:layer="layout" draw:type="line" svg:x1="4.03cm" svg:y1="15.885cm" svg:x2="7.593cm" svg:y2="8.934cm" draw:end-shape="id23" draw:end-glue-point="7" svg:d="M4030 15885l3563-6951" svg:viewBox="0 0 3564 6952">
          <text:p/>
        </draw:connector>
        <draw:connector draw:style-name="gr4" draw:text-style-name="P4" draw:layer="layout" draw:type="line" svg:x1="4.03cm" svg:y1="15.886cm" svg:x2="7.578cm" svg:y2="7.434cm" draw:end-shape="id21" draw:end-glue-point="7" svg:d="M4030 15886l3548-8452" svg:viewBox="0 0 3549 8453">
          <text:p/>
        </draw:connector>
        <draw:connector draw:style-name="gr4" draw:text-style-name="P4" draw:layer="layout" draw:type="line" svg:x1="4.03cm" svg:y1="15.887cm" svg:x2="7.578cm" svg:y2="5.934cm" draw:end-shape="id19" draw:end-glue-point="7" svg:d="M4030 15887l3548-9953" svg:viewBox="0 0 3549 9954">
          <text:p/>
        </draw:connector>
        <draw:connector draw:style-name="gr4" draw:text-style-name="P4" draw:layer="layout" draw:type="line" svg:x1="4.03cm" svg:y1="15.888cm" svg:x2="7.578cm" svg:y2="4.569cm" draw:end-shape="id18" draw:end-glue-point="7" svg:d="M4030 15888l3548-11319" svg:viewBox="0 0 3549 11320">
          <text:p/>
        </draw:connector>
        <draw:connector draw:style-name="gr4" draw:text-style-name="P4" draw:layer="layout" draw:type="line" svg:x1="4.015cm" svg:y1="17.333cm" svg:x2="7.415cm" svg:y2="17.333cm" draw:start-shape="id42" draw:start-glue-point="10" draw:end-shape="id43" draw:end-glue-point="3" svg:d="M4015 17333h3400" svg:viewBox="0 0 3401 1">
          <text:p/>
        </draw:connector>
        <draw:connector draw:style-name="gr4" draw:text-style-name="P4" draw:layer="layout" draw:type="line" svg:x1="4.015cm" svg:y1="17.383cm" svg:x2="7.608cm" svg:y2="16.234cm" draw:end-shape="id28" draw:end-glue-point="7" svg:d="M4015 17383l3593-1149" svg:viewBox="0 0 3594 1150">
          <text:p/>
        </draw:connector>
        <draw:connector draw:style-name="gr4" draw:text-style-name="P4" draw:layer="layout" draw:type="line" svg:x1="4.015cm" svg:y1="17.381cm" svg:x2="7.593cm" svg:y2="14.734cm" draw:end-shape="id27" draw:end-glue-point="7" svg:d="M4015 17381l3578-2647" svg:viewBox="0 0 3579 2648">
          <text:p/>
        </draw:connector>
        <draw:connector draw:style-name="gr4" draw:text-style-name="P4" draw:layer="layout" draw:type="line" svg:x1="4.015cm" svg:y1="17.382cm" svg:x2="7.593cm" svg:y2="13.234cm" draw:end-shape="id26" draw:end-glue-point="7" svg:d="M4015 17382l3578-4148" svg:viewBox="0 0 3579 4149">
          <text:p/>
        </draw:connector>
        <draw:connector draw:style-name="gr4" draw:text-style-name="P4" draw:layer="layout" draw:type="line" svg:x1="4.015cm" svg:y1="17.383cm" svg:x2="7.593cm" svg:y2="11.869cm" draw:end-shape="id25" draw:end-glue-point="7" svg:d="M4015 17383l3578-5514" svg:viewBox="0 0 3579 5515">
          <text:p/>
        </draw:connector>
        <draw:connector draw:style-name="gr4" draw:text-style-name="P4" draw:layer="layout" draw:type="line" svg:x1="4.015cm" svg:y1="17.384cm" svg:x2="7.578cm" svg:y2="10.434cm" draw:end-shape="id24" draw:end-glue-point="7" svg:d="M4015 17384l3563-6950" svg:viewBox="0 0 3564 6951">
          <text:p/>
        </draw:connector>
        <draw:connector draw:style-name="gr4" draw:text-style-name="P4" draw:layer="layout" draw:type="line" svg:x1="4.015cm" svg:y1="17.385cm" svg:x2="7.593cm" svg:y2="8.934cm" draw:end-shape="id23" draw:end-glue-point="7" svg:d="M4015 17385l3578-8451" svg:viewBox="0 0 3579 8452">
          <text:p/>
        </draw:connector>
        <draw:connector draw:style-name="gr4" draw:text-style-name="P4" draw:layer="layout" draw:type="line" svg:x1="4.015cm" svg:y1="17.386cm" svg:x2="7.578cm" svg:y2="7.434cm" draw:end-shape="id21" draw:end-glue-point="7" svg:d="M4015 17386l3563-9952" svg:viewBox="0 0 3564 9953">
          <text:p/>
        </draw:connector>
        <draw:connector draw:style-name="gr4" draw:text-style-name="P4" draw:layer="layout" draw:type="line" svg:x1="4.015cm" svg:y1="17.387cm" svg:x2="7.578cm" svg:y2="5.934cm" draw:end-shape="id19" draw:end-glue-point="7" svg:d="M4015 17387l3563-11453" svg:viewBox="0 0 3564 11454">
          <text:p/>
        </draw:connector>
        <draw:connector draw:style-name="gr4" draw:text-style-name="P4" draw:layer="layout" draw:type="line" svg:x1="4.02cm" svg:y1="17.388cm" svg:x2="7.578cm" svg:y2="4.569cm" draw:end-shape="id18" draw:end-glue-point="7" svg:d="M4020 17388l3558-12819" svg:viewBox="0 0 3559 128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4:56:46.026739505</meta:creation-date>
    <dc:date>2020-01-27T14:06:41.800829363</dc:date>
    <meta:editing-duration>PT17M11S</meta:editing-duration>
    <meta:editing-cycles>4</meta:editing-cycles>
    <meta:generator>LibreOffice/5.1.6.2$Linux_X86_64 LibreOffice_project/10m0$Build-2</meta:generator>
    <dc:creator>Brad Duthie</dc:creator>
    <meta:document-statistic meta:object-count="297"/>
  </office:meta>
</office:document-meta>
</file>